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3" svg:font-family="Consolas"/>
    <style:font-face style:name="Consolas1" svg:font-family="Consolas, 'Bitstream Vera Sans Mono', 'Courier New', Courier, monospace"/>
    <style:font-face style:name="Consolas2" svg:font-family="Consolas, 'liberation mono', Menlo, Courier, monospace"/>
    <style:font-face style:name="Mangal1" svg:font-family="Mangal"/>
    <style:font-face style:name="Raleway" svg:font-family="Raleway, sans-serif"/>
    <style:font-face style:name="Tahoma" svg:font-family="Tahoma, Arial, Verdana, sans-serif"/>
    <style:font-face style:name="Times New Roman" svg:font-family="'Times New Roman'"/>
    <style:font-face style:name="apple-system" svg:font-family="apple-system, BlinkMacSystemFont, 'segoe ui', Roboto, 'helvetica neue', Arial, sans-serif, 'apple color emoji', 'segoe ui emoji', 'segoe ui symbol'"/>
    <style:font-face style:name="inherit" svg:font-family="inherit"/>
    <style:font-face style:name="roboto" svg:font-family="roboto, sans-serif"/>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2097" officeooo:paragraph-rsid="00032097"/>
    </style:style>
    <style:style style:name="P2" style:family="paragraph" style:parent-style-name="Standard">
      <style:text-properties officeooo:rsid="0004fbd4" officeooo:paragraph-rsid="0004fbd4"/>
    </style:style>
    <style:style style:name="P3" style:family="paragraph" style:parent-style-name="Standard">
      <style:text-properties officeooo:rsid="00061fc6" officeooo:paragraph-rsid="00061fc6"/>
    </style:style>
    <style:style style:name="P4" style:family="paragraph" style:parent-style-name="Standard">
      <style:text-properties officeooo:rsid="00061fc6" officeooo:paragraph-rsid="0007f70c"/>
    </style:style>
    <style:style style:name="P5" style:family="paragraph" style:parent-style-name="Standard">
      <style:text-properties officeooo:rsid="0007f70c" officeooo:paragraph-rsid="00061fc6"/>
    </style:style>
    <style:style style:name="P6" style:family="paragraph" style:parent-style-name="Standard">
      <style:text-properties officeooo:paragraph-rsid="0007f70c"/>
    </style:style>
    <style:style style:name="P7" style:family="paragraph" style:parent-style-name="Standard">
      <style:text-properties officeooo:rsid="000b4049" officeooo:paragraph-rsid="000b4049"/>
    </style:style>
    <style:style style:name="P8" style:family="paragraph" style:parent-style-name="Standard">
      <style:paragraph-properties fo:orphans="2" fo:widows="2"/>
      <style:text-properties fo:font-variant="normal" fo:text-transform="none" fo:color="#000000" style:font-name="Consolas" fo:font-size="12pt" fo:letter-spacing="normal" fo:font-style="normal" fo:font-weight="bold" officeooo:rsid="00349fb7" officeooo:paragraph-rsid="00349fb7" style:font-size-asian="12pt" style:font-weight-asian="bold" style:font-weight-complex="bold"/>
    </style:style>
    <style:style style:name="P9" style:family="paragraph" style:parent-style-name="Standard">
      <style:paragraph-properties fo:orphans="2" fo:widows="2"/>
      <style:text-properties fo:font-variant="normal" fo:text-transform="none" fo:color="#cf3834" style:font-name="Consolas" fo:font-size="12pt" fo:letter-spacing="normal" fo:font-style="normal" fo:font-weight="bold" officeooo:rsid="00349fb7" officeooo:paragraph-rsid="00349fb7" style:font-size-asian="12pt" style:font-weight-asian="bold" style:font-weight-complex="bold"/>
    </style:style>
    <style:style style:name="P10" style:family="paragraph" style:parent-style-name="Standard">
      <style:paragraph-properties fo:orphans="2" fo:widows="2"/>
      <style:text-properties fo:font-variant="normal" fo:text-transform="none" fo:color="#cf3834" style:font-name="Consolas" fo:font-size="12pt" fo:letter-spacing="normal" fo:font-style="normal" fo:font-weight="bold" officeooo:rsid="00408ff3" officeooo:paragraph-rsid="0041e4db" style:font-size-asian="12pt" style:font-weight-asian="bold" style:font-weight-complex="bold"/>
    </style:style>
    <style:style style:name="P11" style:family="paragraph" style:parent-style-name="Standard">
      <style:paragraph-properties fo:orphans="2" fo:widows="2"/>
      <style:text-properties fo:font-variant="normal" fo:text-transform="none" fo:color="#cf3834" style:font-name="Consolas" fo:font-size="12pt" fo:letter-spacing="normal" fo:font-style="normal" fo:font-weight="bold" officeooo:rsid="0041e4db" officeooo:paragraph-rsid="0041e4db" style:font-size-asian="12pt" style:font-weight-asian="bold" style:font-weight-complex="bold"/>
    </style:style>
    <style:style style:name="P12" style:family="paragraph" style:parent-style-name="Standard">
      <style:paragraph-properties fo:orphans="2" fo:widows="2"/>
      <style:text-properties fo:font-variant="normal" fo:text-transform="none" fo:color="#cf3834" style:font-name="Consolas" fo:font-size="12pt" fo:letter-spacing="normal" fo:font-style="normal" fo:font-weight="bold" officeooo:rsid="00444a38" officeooo:paragraph-rsid="0044e4ac" style:font-size-asian="12pt" style:font-weight-asian="bold" style:font-weight-complex="bold"/>
    </style:style>
    <style:style style:name="P13"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032097" officeooo:paragraph-rsid="00032097"/>
    </style:style>
    <style:style style:name="P14" style:family="paragraph" style:parent-style-name="Text_20_body">
      <style:text-properties fo:font-variant="normal" fo:text-transform="none" fo:color="#000000" style:font-name="apple-system" fo:font-size="12pt" fo:letter-spacing="normal" fo:font-style="normal" fo:font-weight="normal" officeooo:paragraph-rsid="0007f70c"/>
    </style:style>
    <style:style style:name="P15"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fo:font-variant="normal" fo:text-transform="none" fo:color="#000000" style:font-name="apple-system" fo:font-size="12pt" fo:letter-spacing="normal" fo:font-style="normal" fo:font-weight="normal"/>
    </style:style>
    <style:style style:name="P16"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fo:font-variant="normal" fo:text-transform="none" fo:color="#000000" style:font-name="apple-system" fo:font-size="12pt" fo:letter-spacing="normal" fo:font-style="normal" fo:font-weight="normal" officeooo:paragraph-rsid="000b4049"/>
    </style:style>
    <style:style style:name="P17"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fo:font-variant="normal" fo:text-transform="none" fo:color="#000000" style:font-name="apple-system" fo:font-size="12pt" fo:letter-spacing="normal" fo:font-style="normal" fo:font-weight="normal" officeooo:rsid="000b7fb8" officeooo:paragraph-rsid="000b7fb8"/>
    </style:style>
    <style:style style:name="P18"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fo:font-variant="normal" fo:text-transform="none" fo:color="#000000" style:font-name="apple-system" fo:font-size="12pt" fo:letter-spacing="normal" fo:font-style="normal" fo:font-weight="normal" officeooo:rsid="000fe38e" officeooo:paragraph-rsid="000fe38e" style:font-weight-asian="normal" style:font-weight-complex="normal"/>
    </style:style>
    <style:style style:name="P19"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fo:font-variant="normal" fo:text-transform="none" fo:color="#000000" style:font-name="apple-system" fo:font-size="12pt" fo:letter-spacing="normal" fo:font-style="normal" fo:font-weight="bold" officeooo:rsid="000fe38e" officeooo:paragraph-rsid="000fe38e"/>
    </style:style>
    <style:style style:name="P20"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fo:font-variant="normal" fo:text-transform="none" fo:color="#000000" style:font-name="apple-system" fo:font-size="12pt" fo:letter-spacing="normal" fo:font-style="normal" style:text-underline-style="none" fo:font-weight="normal"/>
    </style:style>
    <style:style style:name="P21"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fo:font-variant="normal" fo:text-transform="none" fo:color="#000000" style:font-name="apple-system" fo:font-size="12pt" fo:letter-spacing="normal" fo:font-style="normal" style:text-underline-style="none" fo:font-weight="bold" officeooo:rsid="001a4280" officeooo:paragraph-rsid="001a4280" style:font-weight-asian="bold" style:font-weight-complex="bold"/>
    </style:style>
    <style:style style:name="P22" style:family="paragraph" style:parent-style-name="Text_20_body">
      <style:paragraph-properties fo:margin-left="0in" fo:margin-right="0in" fo:margin-top="0.1043in" fo:margin-bottom="0.1665in" loext:contextual-spacing="false" fo:orphans="2" fo:widows="2" fo:text-indent="0in" style:auto-text-indent="false" fo:padding="0in" fo:border="none"/>
    </style:style>
    <style:style style:name="P23"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officeooo:paragraph-rsid="000c4079"/>
    </style:style>
    <style:style style:name="P24"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officeooo:paragraph-rsid="00145e68"/>
    </style:style>
    <style:style style:name="P25"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officeooo:paragraph-rsid="001a4280"/>
    </style:style>
    <style:style style:name="P26"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officeooo:paragraph-rsid="001b22f8"/>
    </style:style>
    <style:style style:name="P27"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officeooo:paragraph-rsid="001cc51e"/>
    </style:style>
    <style:style style:name="P28"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officeooo:paragraph-rsid="001e4e9c"/>
    </style:style>
    <style:style style:name="P29"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officeooo:paragraph-rsid="001eb3f1"/>
    </style:style>
    <style:style style:name="P30"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officeooo:paragraph-rsid="00290a2a"/>
    </style:style>
    <style:style style:name="P31"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officeooo:paragraph-rsid="00349fb7"/>
    </style:style>
    <style:style style:name="P32"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fo:font-weight="bold" officeooo:rsid="00145e68" officeooo:paragraph-rsid="00145e68" style:font-weight-asian="bold" style:font-weight-complex="bold"/>
    </style:style>
    <style:style style:name="P33"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officeooo:rsid="001cc51e" officeooo:paragraph-rsid="001cc51e"/>
    </style:style>
    <style:style style:name="P34"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officeooo:rsid="001e4e9c" officeooo:paragraph-rsid="001e4e9c"/>
    </style:style>
    <style:style style:name="P35" style:family="paragraph" style:parent-style-name="Heading_20_2">
      <style:paragraph-properties fo:margin-left="0in" fo:margin-right="0in" fo:margin-top="0.1043in" fo:margin-bottom="0.1665in" loext:contextual-spacing="false" fo:orphans="2" fo:widows="2" fo:text-indent="0in" style:auto-text-indent="false" fo:padding="0in" fo:border="none"/>
      <style:text-properties officeooo:paragraph-rsid="00145e68"/>
    </style:style>
    <style:style style:name="P36" style:family="paragraph" style:parent-style-name="Standard">
      <style:paragraph-properties fo:margin-left="0in" fo:margin-right="0in" fo:margin-top="0.1043in" fo:margin-bottom="0.1665in" loext:contextual-spacing="false" fo:orphans="2" fo:widows="2" fo:text-indent="0in" style:auto-text-indent="false" fo:padding="0in" fo:border="none"/>
      <style:text-properties officeooo:paragraph-rsid="001cc51e"/>
    </style:style>
    <style:style style:name="P37" style:family="paragraph" style:parent-style-name="Standard">
      <style:paragraph-properties fo:margin-left="0in" fo:margin-right="0in" fo:margin-top="0.1043in" fo:margin-bottom="0.1665in" loext:contextual-spacing="false" fo:orphans="2" fo:widows="2" fo:text-indent="0in" style:auto-text-indent="false" fo:padding="0in" fo:border="none"/>
      <style:text-properties officeooo:paragraph-rsid="0062f31c"/>
    </style:style>
    <style:style style:name="P38" style:family="paragraph" style:parent-style-name="Preformatted_20_Text">
      <style:paragraph-properties fo:margin-left="0in" fo:margin-right="0in" fo:margin-top="0.1043in" fo:margin-bottom="0.1665in" loext:contextual-spacing="false" fo:orphans="2" fo:widows="2" fo:text-indent="0in" style:auto-text-indent="false" fo:padding="0in" fo:border="none"/>
      <style:text-properties officeooo:paragraph-rsid="001eb3f1"/>
    </style:style>
    <style:style style:name="P39" style:family="paragraph" style:parent-style-name="Preformatted_20_Text">
      <style:paragraph-properties fo:margin-left="0in" fo:margin-right="0in" fo:margin-top="0.1043in" fo:margin-bottom="0.1665in" loext:contextual-spacing="false" fo:orphans="2" fo:widows="2" fo:text-indent="0in" style:auto-text-indent="false" fo:padding="0in" fo:border="none"/>
      <style:text-properties officeooo:paragraph-rsid="0024d9c1"/>
    </style:style>
    <style:style style:name="P40" style:family="paragraph" style:parent-style-name="Preformatted_20_Text">
      <style:paragraph-properties fo:margin-left="0in" fo:margin-right="0in" fo:margin-top="0.1043in" fo:margin-bottom="0.1665in" loext:contextual-spacing="false" fo:orphans="2" fo:widows="2" fo:text-indent="0in" style:auto-text-indent="false" fo:padding="0in" fo:border="none"/>
      <style:text-properties officeooo:paragraph-rsid="0025a5fe"/>
    </style:style>
    <style:style style:name="P41" style:family="paragraph" style:parent-style-name="Preformatted_20_Text">
      <style:paragraph-properties fo:margin-left="0in" fo:margin-right="0in" fo:margin-top="0.1043in" fo:margin-bottom="0.1665in" loext:contextual-spacing="false" fo:orphans="2" fo:widows="2" fo:text-indent="0in" style:auto-text-indent="false" fo:padding="0in" fo:border="none"/>
      <style:text-properties officeooo:paragraph-rsid="00290a2a"/>
    </style:style>
    <style:style style:name="P42" style:family="paragraph" style:parent-style-name="Preformatted_20_Text">
      <style:paragraph-properties fo:margin-left="0in" fo:margin-right="0in" fo:margin-top="0.1043in" fo:margin-bottom="0.1665in" loext:contextual-spacing="false" fo:orphans="2" fo:widows="2" fo:text-indent="0in" style:auto-text-indent="false" fo:padding="0in" fo:border="none"/>
      <style:text-properties officeooo:paragraph-rsid="00349fb7"/>
    </style:style>
    <style:style style:name="P43"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style>
    <style:style style:name="P44"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officeooo:paragraph-rsid="00612813"/>
    </style:style>
    <style:style style:name="P45"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officeooo:paragraph-rsid="00650caa"/>
    </style:style>
    <style:style style:name="P46" style:family="paragraph" style:parent-style-name="Standard">
      <style:paragraph-properties fo:margin-left="0in" fo:margin-right="0in" fo:text-align="start" style:justify-single-word="false" fo:text-indent="0in" style:auto-text-indent="false"/>
    </style:style>
    <style:style style:name="P47" style:family="paragraph" style:parent-style-name="Standard">
      <style:paragraph-properties fo:margin-left="0in" fo:margin-right="0in" fo:text-align="start" style:justify-single-word="false" fo:text-indent="0in" style:auto-text-indent="false"/>
      <style:text-properties style:font-name="Consolas" fo:font-size="12pt" style:font-size-asian="12pt"/>
    </style:style>
    <style:style style:name="P48" style:family="paragraph" style:parent-style-name="Preformatted_20_Text">
      <style:paragraph-properties fo:orphans="2" fo:widows="2"/>
      <style:text-properties fo:font-variant="normal" fo:text-transform="none" fo:color="#000000" fo:letter-spacing="normal"/>
    </style:style>
    <style:style style:name="P49" style:family="paragraph" style:parent-style-name="Preformatted_20_Text">
      <style:paragraph-properties fo:orphans="2" fo:widows="2"/>
      <style:text-properties fo:font-variant="normal" fo:text-transform="none" fo:color="#000000" fo:letter-spacing="normal" fo:font-weight="bold" style:font-weight-asian="bold" style:font-weight-complex="bold"/>
    </style:style>
    <style:style style:name="P50" style:family="paragraph" style:parent-style-name="Preformatted_20_Text">
      <style:paragraph-properties fo:orphans="2" fo:widows="2"/>
    </style:style>
    <style:style style:name="P51" style:family="paragraph" style:parent-style-name="Preformatted_20_Text">
      <style:paragraph-properties fo:orphans="2" fo:widows="2"/>
      <style:text-properties officeooo:paragraph-rsid="00349fb7"/>
    </style:style>
    <style:style style:name="P52" style:family="paragraph" style:parent-style-name="Preformatted_20_Text">
      <style:paragraph-properties fo:orphans="2" fo:widows="2"/>
      <style:text-properties fo:font-weight="bold" style:font-weight-asian="bold" style:font-weight-complex="bold"/>
    </style:style>
    <style:style style:name="P53"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bold" style:font-weight-asian="bold" style:font-weight-complex="bold"/>
    </style:style>
    <style:style style:name="P54"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55" style:family="paragraph" style:parent-style-name="Preformatted_20_Text">
      <style:paragraph-properties fo:margin-top="0in" fo:margin-bottom="0.1965in" loext:contextual-spacing="false" fo:orphans="2" fo:widows="2"/>
      <style:text-properties fo:font-variant="normal" fo:text-transform="none" fo:color="#000000" fo:letter-spacing="normal" officeooo:paragraph-rsid="00494a42"/>
    </style:style>
    <style:style style:name="P56" style:family="paragraph" style:parent-style-name="Preformatted_20_Text">
      <style:paragraph-properties fo:margin-top="0in" fo:margin-bottom="0.1965in" loext:contextual-spacing="false" fo:orphans="2" fo:widows="2"/>
      <style:text-properties fo:font-variant="normal" fo:text-transform="none" fo:color="#000000" fo:letter-spacing="normal" fo:font-weight="bold" officeooo:paragraph-rsid="005e0f74"/>
    </style:style>
    <style:style style:name="P57" style:family="paragraph" style:parent-style-name="Preformatted_20_Text">
      <style:paragraph-properties fo:margin-top="0in" fo:margin-bottom="0.1965in" loext:contextual-spacing="false" fo:orphans="2" fo:widows="2"/>
      <style:text-properties fo:font-variant="normal" fo:text-transform="none" fo:color="#000000" fo:letter-spacing="normal" fo:font-weight="bold" officeooo:paragraph-rsid="005ea9d0"/>
    </style:style>
    <style:style style:name="P58" style:family="paragraph" style:parent-style-name="Preformatted_20_Text">
      <style:paragraph-properties fo:margin-top="0in" fo:margin-bottom="0.1965in" loext:contextual-spacing="false" fo:orphans="2" fo:widows="2"/>
      <style:text-properties fo:font-variant="normal" fo:text-transform="none" fo:color="#000000" fo:letter-spacing="normal" officeooo:rsid="005c2bd2" officeooo:paragraph-rsid="005c2bd2"/>
    </style:style>
    <style:style style:name="P59" style:family="paragraph" style:parent-style-name="Preformatted_20_Text">
      <style:paragraph-properties fo:margin-top="0in" fo:margin-bottom="0.1965in" loext:contextual-spacing="false" fo:orphans="2" fo:widows="2"/>
      <style:text-properties fo:font-variant="normal" fo:text-transform="none" fo:color="#000000" fo:letter-spacing="normal" fo:font-weight="normal" officeooo:rsid="004aa581" officeooo:paragraph-rsid="004aa581" style:font-weight-asian="normal" style:font-weight-complex="normal"/>
    </style:style>
    <style:style style:name="P60" style:family="paragraph" style:parent-style-name="Preformatted_20_Text">
      <style:paragraph-properties fo:margin-top="0in" fo:margin-bottom="0.1965in" loext:contextual-spacing="false" fo:orphans="2" fo:widows="2"/>
      <style:text-properties fo:font-variant="normal" fo:text-transform="none" fo:color="#000000" fo:letter-spacing="normal" officeooo:rsid="005e0f74" officeooo:paragraph-rsid="005e0f74"/>
    </style:style>
    <style:style style:name="P61" style:family="paragraph" style:parent-style-name="Preformatted_20_Text">
      <style:paragraph-properties fo:margin-top="0in" fo:margin-bottom="0.1965in" loext:contextual-spacing="false" fo:orphans="2" fo:widows="2"/>
      <style:text-properties officeooo:paragraph-rsid="005ea9d0"/>
    </style:style>
    <style:style style:name="P62" style:family="paragraph" style:parent-style-name="Preformatted_20_Text">
      <style:paragraph-properties fo:margin-top="0in" fo:margin-bottom="0.1965in" loext:contextual-spacing="false" fo:orphans="2" fo:widows="2"/>
      <style:text-properties officeooo:paragraph-rsid="005fbd1c"/>
    </style:style>
    <style:style style:name="P63"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officeooo:paragraph-rsid="001b22f8"/>
    </style:style>
    <style:style style:name="P64"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officeooo:paragraph-rsid="006ad7cf"/>
    </style:style>
    <style:style style:name="P65"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officeooo:paragraph-rsid="006e2825"/>
    </style:style>
    <style:style style:name="P66"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officeooo:paragraph-rsid="0070bf6d"/>
    </style:style>
    <style:style style:name="P67"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officeooo:paragraph-rsid="0072969a"/>
    </style:style>
    <style:style style:name="P68"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officeooo:paragraph-rsid="0073121c"/>
    </style:style>
    <style:style style:name="P69" style:family="paragraph" style:parent-style-name="Text_20_body">
      <style:paragraph-properties fo:margin-left="0in" fo:margin-right="0in" fo:margin-top="0.1043in" fo:margin-bottom="0.1665in" loext:contextual-spacing="false" fo:orphans="2" fo:widows="2" fo:text-indent="0in" style:auto-text-indent="false" fo:padding="0in" fo:border="none"/>
      <style:text-properties officeooo:paragraph-rsid="0073f0e4"/>
    </style:style>
    <style:style style:name="P70" style:family="paragraph" style:parent-style-name="Standard">
      <style:paragraph-properties fo:margin-left="0in" fo:margin-right="0in" fo:text-align="start" style:justify-single-word="false" fo:text-indent="0in" style:auto-text-indent="false"/>
      <style:text-properties fo:color="#000000" style:font-name="Consolas" fo:font-size="12pt" style:font-size-asian="12pt"/>
    </style:style>
    <style:style style:name="P71" style:family="paragraph" style:parent-style-name="Standard">
      <style:paragraph-properties fo:margin-left="0in" fo:margin-right="0in" fo:margin-top="0.1043in" fo:margin-bottom="0.1665in" loext:contextual-spacing="false" fo:orphans="2" fo:widows="2" fo:text-indent="0in" style:auto-text-indent="false" fo:padding="0in" fo:border="none"/>
      <style:text-properties fo:color="#000000" style:font-name="Consolas" fo:font-size="12pt" officeooo:paragraph-rsid="0062f31c" style:font-size-asian="12pt"/>
    </style:style>
    <style:style style:name="P72" style:family="paragraph" style:parent-style-name="Standard">
      <style:paragraph-properties fo:margin-left="0in" fo:margin-right="0in" fo:margin-top="0.1043in" fo:margin-bottom="0.1665in" loext:contextual-spacing="false" fo:orphans="2" fo:widows="2" fo:text-indent="0in" style:auto-text-indent="false" fo:padding="0in" fo:border="none"/>
      <style:text-properties officeooo:paragraph-rsid="0073f0e4"/>
    </style:style>
    <style:style style:name="P73"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officeooo:paragraph-rsid="00650caa"/>
    </style:style>
    <style:style style:name="P74" style:family="paragraph" style:parent-style-name="Standard">
      <style:paragraph-properties fo:orphans="2" fo:widows="2"/>
      <style:text-properties fo:font-variant="normal" fo:text-transform="none" fo:color="#000000" style:font-name="Consolas" fo:font-size="12pt" fo:letter-spacing="normal" fo:font-weight="bold" officeooo:rsid="00349fb7" officeooo:paragraph-rsid="00349fb7" style:font-size-asian="12pt" style:font-weight-asian="bold" style:font-weight-complex="bold"/>
    </style:style>
    <style:style style:name="P75" style:family="paragraph" style:parent-style-name="Standard">
      <style:paragraph-properties fo:orphans="2" fo:widows="2"/>
      <style:text-properties fo:font-variant="normal" fo:text-transform="none" fo:color="#000000" style:font-name="Consolas" fo:font-size="12pt" fo:letter-spacing="normal" fo:font-style="normal" fo:font-weight="bold" officeooo:rsid="00349fb7" officeooo:paragraph-rsid="00349fb7" style:font-size-asian="12pt" style:font-weight-asian="bold" style:font-weight-complex="bold"/>
    </style:style>
    <style:style style:name="P76" style:family="paragraph" style:parent-style-name="Standard">
      <style:paragraph-properties fo:orphans="2" fo:widows="2"/>
      <style:text-properties fo:font-variant="normal" fo:text-transform="none" fo:color="#000000" style:font-name="Consolas" fo:font-size="12pt" fo:letter-spacing="normal" fo:font-style="normal" fo:font-weight="bold" officeooo:rsid="00349fb7" officeooo:paragraph-rsid="0041e4db" style:font-size-asian="12pt" style:font-weight-asian="bold" style:font-weight-complex="bold"/>
    </style:style>
    <style:style style:name="P77" style:family="paragraph" style:parent-style-name="Standard">
      <style:paragraph-properties fo:orphans="2" fo:widows="2"/>
      <style:text-properties fo:font-variant="normal" fo:text-transform="none" fo:color="#000000" style:font-name="Consolas" fo:font-size="12pt" fo:letter-spacing="normal" fo:font-style="normal" fo:font-weight="bold" officeooo:rsid="0041e4db" officeooo:paragraph-rsid="00444a38" style:font-size-asian="12pt" style:font-weight-asian="bold" style:font-weight-complex="bold"/>
    </style:style>
    <style:style style:name="P78" style:family="paragraph" style:parent-style-name="Standard">
      <style:paragraph-properties fo:orphans="2" fo:widows="2"/>
      <style:text-properties fo:font-variant="normal" fo:text-transform="none" fo:color="#000000" style:font-name="Consolas" fo:font-size="12pt" fo:letter-spacing="normal" fo:font-style="normal" fo:font-weight="bold" officeooo:rsid="0044e4ac" officeooo:paragraph-rsid="0044e4ac" style:font-size-asian="12pt" style:font-weight-asian="bold" style:font-weight-complex="bold"/>
    </style:style>
    <style:style style:name="P79" style:family="paragraph" style:parent-style-name="Standard">
      <style:paragraph-properties fo:orphans="2" fo:widows="2"/>
      <style:text-properties fo:font-variant="normal" fo:text-transform="none" fo:color="#333333" style:font-name="Tahoma" fo:font-size="11.25pt" fo:letter-spacing="normal" fo:font-style="normal" fo:font-weight="normal" officeooo:rsid="0041e4db" officeooo:paragraph-rsid="0041e4db" style:font-name-asian="NSimSun" style:font-size-asian="10pt" style:font-weight-asian="bold" style:font-name-complex="Liberation Mono" style:font-size-complex="10pt" style:font-weight-complex="bold"/>
    </style:style>
    <style:style style:name="P80" style:family="paragraph" style:parent-style-name="Standard">
      <style:paragraph-properties fo:orphans="2" fo:widows="2"/>
      <style:text-properties fo:font-variant="normal" fo:text-transform="none" fo:color="#cf3834" style:font-name="Segoe UI" fo:font-size="9pt" fo:letter-spacing="normal" fo:font-style="normal" fo:font-weight="bold" officeooo:rsid="00349fb7" officeooo:paragraph-rsid="00349fb7" style:font-size-asian="9pt" style:font-weight-asian="bold" style:font-weight-complex="bold"/>
    </style:style>
    <style:style style:name="P81" style:family="paragraph" style:parent-style-name="Standard">
      <style:paragraph-properties fo:margin-left="0in" fo:margin-right="0in" fo:text-align="start" style:justify-single-word="false" fo:text-indent="0in" style:auto-text-indent="false"/>
    </style:style>
    <style:style style:name="P82" style:family="paragraph" style:parent-style-name="Standard">
      <style:paragraph-properties fo:margin-left="0in" fo:margin-right="0in" fo:text-align="start" style:justify-single-word="false" fo:text-indent="0in" style:auto-text-indent="false"/>
      <style:text-properties style:font-name="Consolas" fo:font-size="12pt" style:font-size-asian="12pt"/>
    </style:style>
    <style:style style:name="P83" style:family="paragraph" style:parent-style-name="Preformatted_20_Text">
      <style:paragraph-properties fo:orphans="2" fo:widows="2"/>
      <style:text-properties fo:font-variant="normal" fo:text-transform="none" fo:color="#000000" fo:letter-spacing="normal" fo:font-style="normal" fo:font-weight="bold" style:font-weight-asian="bold" style:font-weight-complex="bold"/>
    </style:style>
    <style:style style:name="P84" style:family="paragraph" style:parent-style-name="Preformatted_20_Text">
      <style:paragraph-properties fo:orphans="2" fo:widows="2"/>
      <style:text-properties fo:font-variant="normal" fo:text-transform="none" fo:color="#000000" fo:letter-spacing="normal" fo:font-style="normal" fo:font-weight="bold" officeooo:rsid="00349fb7" officeooo:paragraph-rsid="00349fb7" style:font-weight-asian="bold" style:font-weight-complex="bold"/>
    </style:style>
    <style:style style:name="P85" style:family="paragraph" style:parent-style-name="Preformatted_20_Text">
      <style:paragraph-properties fo:orphans="2" fo:widows="2"/>
      <style:text-properties fo:font-variant="normal" fo:text-transform="none" fo:color="#000000" style:font-name="Consolas" fo:font-size="12pt" fo:letter-spacing="normal" fo:font-style="normal" fo:font-weight="normal" officeooo:rsid="0044e4ac" officeooo:paragraph-rsid="0044e4ac" style:font-size-asian="12pt" style:font-weight-asian="bold" style:font-weight-complex="bold"/>
    </style:style>
    <style:style style:name="P86" style:family="paragraph" style:parent-style-name="Preformatted_20_Text">
      <style:paragraph-properties fo:margin-top="0in" fo:margin-bottom="0.1965in" loext:contextual-spacing="false" fo:orphans="2" fo:widows="2"/>
      <style:text-properties fo:font-variant="normal" fo:text-transform="none" fo:color="#000000" style:font-name="Consolas" fo:font-size="12pt" fo:letter-spacing="normal" fo:font-style="normal" fo:font-weight="normal" officeooo:rsid="004aa581" officeooo:paragraph-rsid="004aa581" style:font-size-asian="12pt" style:font-weight-asian="normal" style:font-weight-complex="normal"/>
    </style:style>
    <style:style style:name="P87" style:family="paragraph" style:parent-style-name="Preformatted_20_Text">
      <style:paragraph-properties fo:margin-top="0in" fo:margin-bottom="0.1965in" loext:contextual-spacing="false" fo:orphans="2" fo:widows="2"/>
      <style:text-properties fo:font-variant="normal" fo:text-transform="none" fo:color="#000000" style:font-name="Consolas" fo:font-size="12pt" fo:letter-spacing="normal" fo:font-style="normal" fo:font-weight="normal" officeooo:rsid="005e0f74" officeooo:paragraph-rsid="005e0f74" style:font-size-asian="12pt" style:font-weight-asian="normal" style:font-weight-complex="normal"/>
    </style:style>
    <style:style style:name="P88" style:family="paragraph" style:parent-style-name="Preformatted_20_Text">
      <style:paragraph-properties fo:margin-top="0in" fo:margin-bottom="0.1965in" loext:contextual-spacing="false" fo:orphans="2" fo:widows="2"/>
      <style:text-properties fo:font-variant="normal" fo:text-transform="none" fo:color="#000000" style:font-name="Consolas" fo:font-size="12pt" fo:letter-spacing="normal" fo:font-style="normal" fo:font-weight="normal" officeooo:rsid="005ea9d0" officeooo:paragraph-rsid="005ea9d0" style:font-size-asian="12pt" style:font-weight-asian="normal" style:font-weight-complex="normal"/>
    </style:style>
    <style:style style:name="P89" style:family="paragraph" style:parent-style-name="Preformatted_20_Text">
      <style:paragraph-properties fo:margin-top="0in" fo:margin-bottom="0.1965in" loext:contextual-spacing="false" fo:orphans="2" fo:widows="2"/>
      <style:text-properties fo:font-variant="normal" fo:text-transform="none" fo:color="#000000" style:font-name="Consolas" fo:font-size="12pt" fo:letter-spacing="normal" fo:font-style="normal" fo:font-weight="bold" officeooo:rsid="005c2bd2" officeooo:paragraph-rsid="005c2bd2" style:font-size-asian="12pt" style:font-weight-asian="bold" style:font-weight-complex="bold"/>
    </style:style>
    <style:style style:name="P90" style:family="paragraph" style:parent-style-name="Preformatted_20_Text">
      <style:paragraph-properties fo:margin-top="0in" fo:margin-bottom="0.1965in" loext:contextual-spacing="false" fo:orphans="2" fo:widows="2"/>
      <style:text-properties fo:font-variant="normal" fo:text-transform="none" fo:color="#000000" style:font-name="Consolas" fo:font-size="12pt" fo:letter-spacing="normal" fo:font-style="normal" fo:font-weight="bold" officeooo:rsid="005e0f74" officeooo:paragraph-rsid="005e0f74" style:font-size-asian="12pt" style:font-weight-asian="bold" style:font-weight-complex="bold"/>
    </style:style>
    <style:style style:name="P91" style:family="paragraph" style:parent-style-name="Preformatted_20_Text">
      <style:paragraph-properties fo:margin-top="0in" fo:margin-bottom="0.1965in" loext:contextual-spacing="false" fo:orphans="2" fo:widows="2"/>
      <style:text-properties fo:font-variant="normal" fo:text-transform="none" fo:color="#000000" style:font-name="Consolas" fo:font-size="12pt" fo:letter-spacing="normal" fo:font-style="normal" fo:font-weight="bold" officeooo:rsid="005ea9d0" officeooo:paragraph-rsid="005ea9d0" style:font-size-asian="12pt" style:font-weight-asian="bold" style:font-weight-complex="bold"/>
    </style:style>
    <style:style style:name="P92" style:family="paragraph" style:parent-style-name="Preformatted_20_Text">
      <style:paragraph-properties fo:margin-top="0in" fo:margin-bottom="0.1965in" loext:contextual-spacing="false" fo:orphans="2" fo:widows="2"/>
      <style:text-properties fo:font-variant="normal" fo:text-transform="none" fo:color="#000000" style:font-name="Consolas" fo:font-size="12pt" fo:letter-spacing="normal" fo:font-style="normal" fo:font-weight="bold" officeooo:rsid="004aa581" officeooo:paragraph-rsid="004aa581" style:font-size-asian="12pt" style:font-weight-asian="bold" style:font-weight-complex="bold"/>
    </style:style>
    <style:style style:name="P93"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bold" officeooo:rsid="00494a42" officeooo:paragraph-rsid="00494a42" style:font-weight-asian="bold" style:font-weight-complex="bold"/>
    </style:style>
    <style:style style:name="P94" style:family="paragraph" style:parent-style-name="Preformatted_20_Text">
      <style:paragraph-properties fo:margin-top="0in" fo:margin-bottom="0.1965in" loext:contextual-spacing="false" fo:orphans="2" fo:widows="2"/>
      <style:text-properties fo:font-variant="normal" fo:text-transform="none" fo:color="#000000" fo:letter-spacing="normal" fo:font-weight="bold" officeooo:paragraph-rsid="005ea9d0"/>
    </style:style>
    <style:style style:name="T1" style:family="text">
      <style:text-properties officeooo:rsid="0007f70c"/>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07f70c" style:font-weight-asian="bold" style:font-weight-complex="bold"/>
    </style:style>
    <style:style style:name="T5" style:family="text">
      <style:text-properties fo:font-weight="bold" fo:background-color="#f79448" loext:char-shading-value="0" style:font-weight-asian="bold" style:font-weight-complex="bold"/>
    </style:style>
    <style:style style:name="T6" style:family="text">
      <style:text-properties fo:font-weight="bold" officeooo:rsid="000b4049" fo:background-color="#f79448" loext:char-shading-value="0" style:font-weight-asian="bold" style:font-weight-complex="bold"/>
    </style:style>
    <style:style style:name="T7" style:family="text">
      <style:text-properties fo:font-variant="normal" fo:text-transform="none" fo:color="#000000" style:font-name="inherit" fo:font-size="10.5pt" fo:letter-spacing="normal" fo:font-style="normal" fo:font-weight="bold"/>
    </style:style>
    <style:style style:name="T8" style:family="text">
      <style:text-properties fo:font-variant="normal" fo:text-transform="none" fo:color="#000000" style:font-name="inherit" fo:font-size="10.5pt" fo:letter-spacing="normal" fo:font-style="normal" style:text-underline-style="solid" style:text-underline-width="auto" style:text-underline-color="font-color" fo:font-weight="bold" officeooo:rsid="000c4079"/>
    </style:style>
    <style:style style:name="T9" style:family="text">
      <style:text-properties fo:font-variant="normal" fo:text-transform="none" fo:color="#000000" style:font-name="inherit" fo:font-size="10.5pt" fo:letter-spacing="normal" fo:font-style="normal" style:text-underline-style="solid" style:text-underline-width="auto" style:text-underline-color="font-color" fo:font-weight="bold" officeooo:rsid="00145e68"/>
    </style:style>
    <style:style style:name="T10" style:family="text">
      <style:text-properties fo:font-variant="normal" fo:text-transform="none" fo:color="#000000" style:font-name="inherit" fo:font-size="10.5pt" fo:letter-spacing="normal" fo:font-style="normal" style:text-underline-style="none" fo:font-weight="bold" officeooo:rsid="001a4280"/>
    </style:style>
    <style:style style:name="T11" style:family="text">
      <style:text-properties fo:font-variant="normal" fo:text-transform="none" fo:color="#000000" style:font-name="apple-system" fo:font-size="12pt" fo:letter-spacing="normal" fo:font-style="normal" fo:font-weight="normal"/>
    </style:style>
    <style:style style:name="T12" style:family="text">
      <style:text-properties fo:font-variant="normal" fo:text-transform="none" fo:color="#000000" style:font-name="apple-system" fo:font-size="12pt" fo:letter-spacing="normal" fo:font-style="normal" fo:font-weight="normal" officeooo:rsid="0007f70c"/>
    </style:style>
    <style:style style:name="T13" style:family="text">
      <style:text-properties fo:font-variant="normal" fo:text-transform="none" fo:color="#000000" style:font-name="apple-system" fo:font-size="12pt" fo:letter-spacing="normal" fo:font-style="normal" fo:font-weight="normal" officeooo:rsid="000b7fb8"/>
    </style:style>
    <style:style style:name="T14" style:family="text">
      <style:text-properties fo:font-variant="normal" fo:text-transform="none" fo:color="#000000" style:font-name="apple-system" fo:font-size="12pt" fo:letter-spacing="normal" fo:font-style="normal" fo:font-weight="normal" officeooo:rsid="00138615" style:font-weight-asian="normal" style:font-weight-complex="normal"/>
    </style:style>
    <style:style style:name="T15" style:family="text">
      <style:text-properties fo:font-variant="normal" fo:text-transform="none" fo:color="#000000" style:font-name="apple-system" fo:font-size="12pt" fo:letter-spacing="normal" fo:font-style="normal" style:text-underline-style="solid" style:text-underline-width="auto" style:text-underline-color="font-color" fo:font-weight="normal" officeooo:rsid="000fe38e" style:font-weight-asian="normal" style:font-weight-complex="normal"/>
    </style:style>
    <style:style style:name="T16" style:family="text">
      <style:text-properties fo:font-variant="normal" fo:text-transform="none" fo:color="#000000" style:font-name="apple-system" fo:font-size="12pt" fo:letter-spacing="normal" fo:font-style="normal" style:text-underline-style="solid" style:text-underline-width="auto" style:text-underline-color="font-color" fo:font-weight="normal" officeooo:rsid="00145e68" style:font-weight-asian="normal" style:font-weight-complex="normal"/>
    </style:style>
    <style:style style:name="T17" style:family="text">
      <style:text-properties fo:font-variant="normal" fo:text-transform="none" fo:color="#000000" style:font-name="apple-system" fo:font-size="12pt" fo:letter-spacing="normal" fo:font-style="normal" style:text-underline-style="none"/>
    </style:style>
    <style:style style:name="T18" style:family="text">
      <style:text-properties fo:font-variant="normal" fo:text-transform="none" fo:color="#000000" style:font-name="apple-system" fo:font-size="12pt" fo:letter-spacing="normal" fo:font-style="normal" style:text-underline-style="none" fo:font-weight="normal"/>
    </style:style>
    <style:style style:name="T19" style:family="text">
      <style:text-properties fo:font-variant="normal" fo:text-transform="none" fo:color="#000000" style:font-name="apple-system" fo:font-size="12pt" fo:letter-spacing="normal" fo:font-style="normal" style:text-underline-style="none" fo:font-weight="normal" style:font-weight-asian="normal" style:font-weight-complex="normal"/>
    </style:style>
    <style:style style:name="T20" style:family="text">
      <style:text-properties fo:font-variant="normal" fo:text-transform="none" fo:color="#000000" style:font-name="apple-system" fo:font-size="12pt" fo:letter-spacing="normal" fo:font-style="normal" style:text-underline-style="none" fo:font-weight="normal" officeooo:rsid="000b7fb8" style:font-weight-asian="normal" style:font-weight-complex="normal"/>
    </style:style>
    <style:style style:name="T21" style:family="text">
      <style:text-properties fo:font-variant="normal" fo:text-transform="none" fo:color="#000000" style:font-name="apple-system" fo:font-size="12pt" fo:letter-spacing="normal" fo:font-style="normal" style:text-underline-style="none" fo:font-weight="normal" officeooo:rsid="00145e68" style:font-weight-asian="normal" style:font-weight-complex="normal"/>
    </style:style>
    <style:style style:name="T22" style:family="text">
      <style:text-properties fo:font-variant="normal" fo:text-transform="none" fo:color="#000000" style:font-name="apple-system" fo:font-size="12pt" fo:letter-spacing="normal" fo:font-style="normal" style:text-underline-style="none" fo:font-weight="normal" officeooo:rsid="00147bf4" style:font-weight-asian="normal" style:font-weight-complex="normal"/>
    </style:style>
    <style:style style:name="T23" style:family="text">
      <style:text-properties fo:font-variant="normal" fo:text-transform="none" fo:color="#000000" style:font-name="apple-system" fo:font-size="12pt" fo:letter-spacing="normal" fo:font-style="normal" style:text-underline-style="none" fo:font-weight="normal" officeooo:rsid="001a4280" style:font-weight-asian="normal" style:font-weight-complex="normal"/>
    </style:style>
    <style:style style:name="T24" style:family="text">
      <style:text-properties fo:font-variant="normal" fo:text-transform="none" fo:color="#000000" style:font-name="apple-system" fo:font-size="12pt" fo:letter-spacing="normal" fo:font-style="normal" style:text-underline-style="none" fo:font-weight="normal" officeooo:rsid="001b22f8" style:font-weight-asian="normal" style:font-weight-complex="normal"/>
    </style:style>
    <style:style style:name="T25" style:family="text">
      <style:text-properties fo:font-variant="normal" fo:text-transform="none" fo:color="#000000" style:font-name="apple-system" fo:font-size="12pt" fo:letter-spacing="normal" fo:font-style="normal" style:text-underline-style="none" fo:font-weight="normal" officeooo:rsid="001cc51e" style:font-weight-asian="normal" style:font-weight-complex="normal"/>
    </style:style>
    <style:style style:name="T26" style:family="text">
      <style:text-properties fo:font-variant="normal" fo:text-transform="none" fo:color="#000000" style:font-name="apple-system" fo:font-size="12pt" fo:letter-spacing="normal" fo:font-style="normal" style:text-underline-style="none" fo:font-weight="normal" officeooo:rsid="001dd43d" style:font-weight-asian="normal" style:font-weight-complex="normal"/>
    </style:style>
    <style:style style:name="T27" style:family="text">
      <style:text-properties fo:font-variant="normal" fo:text-transform="none" fo:color="#000000" style:font-name="apple-system" fo:font-size="12pt" fo:letter-spacing="normal" fo:font-style="normal" style:text-underline-style="none" fo:font-weight="normal" officeooo:rsid="001e4e9c" style:font-weight-asian="normal" style:font-weight-complex="normal"/>
    </style:style>
    <style:style style:name="T28" style:family="text">
      <style:text-properties fo:font-variant="normal" fo:text-transform="none" fo:color="#000000" style:font-name="apple-system" fo:font-size="12pt" fo:letter-spacing="normal" fo:font-style="normal" style:text-underline-style="none" fo:font-weight="normal" officeooo:rsid="001eb3f1" style:font-weight-asian="normal" style:font-weight-complex="normal"/>
    </style:style>
    <style:style style:name="T29" style:family="text">
      <style:text-properties fo:font-variant="normal" fo:text-transform="none" fo:color="#000000" style:font-name="apple-system" fo:font-size="12pt" fo:letter-spacing="normal" fo:font-style="normal" style:text-underline-style="none" fo:font-weight="normal" officeooo:rsid="00612813" style:font-weight-asian="normal" style:font-weight-complex="normal"/>
    </style:style>
    <style:style style:name="T30" style:family="text">
      <style:text-properties fo:font-variant="normal" fo:text-transform="none" fo:color="#000000" style:font-name="apple-system" fo:font-size="12pt" fo:letter-spacing="normal" fo:font-style="normal" style:text-underline-style="none" fo:font-weight="normal" officeooo:rsid="007acab5" style:font-weight-asian="normal" style:font-weight-complex="normal"/>
    </style:style>
    <style:style style:name="T31" style:family="text">
      <style:text-properties fo:font-variant="normal" fo:text-transform="none" fo:color="#000000" style:font-name="apple-system" fo:font-size="12pt" fo:letter-spacing="normal" fo:font-style="normal" style:text-underline-style="none" fo:font-weight="normal" officeooo:rsid="001e4e9c" fo:background-color="#fff200" loext:char-shading-value="0" style:font-weight-asian="normal" style:font-weight-complex="normal"/>
    </style:style>
    <style:style style:name="T32" style:family="text">
      <style:text-properties fo:font-variant="normal" fo:text-transform="none" fo:color="#000000" style:font-name="apple-system" fo:font-size="12pt" fo:letter-spacing="normal" fo:font-style="normal" style:text-underline-style="none" fo:font-weight="normal" officeooo:rsid="001eb3f1" fo:background-color="#fff200" loext:char-shading-value="0" style:font-weight-asian="normal" style:font-weight-complex="normal"/>
    </style:style>
    <style:style style:name="T33" style:family="text">
      <style:text-properties fo:font-variant="normal" fo:text-transform="none" fo:color="#000000" style:font-name="apple-system" fo:font-size="12pt" fo:letter-spacing="normal" fo:font-style="normal" style:text-underline-style="none" fo:font-weight="normal" officeooo:rsid="0062f31c" style:font-size-asian="12pt" style:font-weight-asian="normal" style:font-weight-complex="normal"/>
    </style:style>
    <style:style style:name="T34" style:family="text">
      <style:text-properties fo:font-variant="normal" fo:text-transform="none" fo:color="#000000" style:font-name="apple-system" fo:font-size="12pt" fo:letter-spacing="normal" fo:font-style="normal" style:text-underline-style="none" fo:font-weight="bold" officeooo:rsid="001a4280" style:font-weight-asian="bold" style:font-weight-complex="bold"/>
    </style:style>
    <style:style style:name="T35" style:family="text">
      <style:text-properties fo:font-variant="normal" fo:text-transform="none" fo:color="#000000" style:font-name="apple-system" fo:font-size="12pt" fo:letter-spacing="normal" fo:font-style="normal" style:text-underline-style="none" fo:font-weight="bold" officeooo:rsid="001cc51e" style:font-weight-asian="bold" style:font-weight-complex="bold"/>
    </style:style>
    <style:style style:name="T36" style:family="text">
      <style:text-properties fo:font-variant="normal" fo:text-transform="none" fo:color="#000000" style:font-name="apple-system" fo:font-size="12pt" fo:letter-spacing="normal" fo:font-style="normal" style:text-underline-style="none" fo:font-weight="bold" officeooo:rsid="001b22f8" style:font-weight-asian="bold" style:font-weight-complex="bold"/>
    </style:style>
    <style:style style:name="T37" style:family="text">
      <style:text-properties fo:font-variant="normal" fo:text-transform="none" fo:color="#000000" style:font-name="apple-system" fo:font-size="12pt" fo:letter-spacing="normal" fo:font-style="normal" style:text-underline-style="none" fo:font-weight="bold" officeooo:rsid="001dd43d" style:font-weight-asian="bold" style:font-weight-complex="bold"/>
    </style:style>
    <style:style style:name="T38" style:family="text">
      <style:text-properties fo:font-variant="normal" fo:text-transform="none" fo:color="#000000" style:font-name="apple-system" fo:font-size="12pt" fo:letter-spacing="normal" fo:font-style="normal" style:text-underline-style="none" fo:font-weight="bold" officeooo:rsid="001e4e9c" style:font-weight-asian="bold" style:font-weight-complex="bold"/>
    </style:style>
    <style:style style:name="T39" style:family="text">
      <style:text-properties fo:font-variant="normal" fo:text-transform="none" fo:color="#000000" style:font-name="apple-system" fo:font-size="12pt" fo:letter-spacing="normal" fo:font-style="normal" style:text-underline-style="none" fo:font-weight="bold" officeooo:rsid="001eb3f1" style:font-weight-asian="bold" style:font-weight-complex="bold"/>
    </style:style>
    <style:style style:name="T40" style:family="text">
      <style:text-properties fo:font-variant="normal" fo:text-transform="none" fo:color="#000000" style:font-name="apple-system" fo:font-size="12pt" fo:letter-spacing="normal" fo:font-style="normal" style:text-underline-style="none" fo:font-weight="bold" officeooo:rsid="006ad7cf" style:font-weight-asian="bold" style:font-weight-complex="bold"/>
    </style:style>
    <style:style style:name="T41" style:family="text">
      <style:text-properties fo:font-variant="normal" fo:text-transform="none" fo:color="#000000" style:font-name="apple-system" fo:font-size="12pt" fo:letter-spacing="normal" fo:font-style="normal" style:text-underline-style="none" fo:font-weight="bold" officeooo:rsid="006aded3" style:font-weight-asian="bold" style:font-weight-complex="bold"/>
    </style:style>
    <style:style style:name="T42" style:family="text">
      <style:text-properties fo:font-variant="normal" fo:text-transform="none" fo:color="#000000" style:font-name="apple-system" fo:font-size="12pt" fo:letter-spacing="normal" fo:font-style="normal" style:text-underline-style="none" fo:font-weight="bold" officeooo:rsid="006b0ce5" style:font-weight-asian="bold" style:font-weight-complex="bold"/>
    </style:style>
    <style:style style:name="T43" style:family="text">
      <style:text-properties fo:font-variant="normal" fo:text-transform="none" fo:color="#000000" style:font-name="apple-system" fo:font-size="12pt" fo:letter-spacing="normal" fo:font-style="normal" style:text-underline-style="none" fo:font-weight="bold" officeooo:rsid="006e2825" style:font-weight-asian="bold" style:font-weight-complex="bold"/>
    </style:style>
    <style:style style:name="T44" style:family="text">
      <style:text-properties fo:font-variant="normal" fo:text-transform="none" fo:color="#000000" style:font-name="apple-system" fo:font-size="12pt" fo:letter-spacing="normal" fo:font-style="normal" style:text-underline-style="none" fo:font-weight="bold" officeooo:rsid="006f515d" style:font-weight-asian="bold" style:font-weight-complex="bold"/>
    </style:style>
    <style:style style:name="T45" style:family="text">
      <style:text-properties fo:font-variant="normal" fo:text-transform="none" fo:color="#000000" style:font-name="apple-system" fo:font-size="12pt" fo:letter-spacing="normal" fo:font-style="normal" style:text-underline-style="none" fo:font-weight="bold" officeooo:rsid="007acab5" style:font-weight-asian="bold" style:font-weight-complex="bold"/>
    </style:style>
    <style:style style:name="T46" style:family="text">
      <style:text-properties fo:font-variant="normal" fo:text-transform="none" fo:color="#000000" style:font-name="apple-system" fo:font-size="12pt" fo:letter-spacing="normal" fo:font-style="normal" style:text-underline-style="none" fo:background-color="#f79448" loext:char-shading-value="0"/>
    </style:style>
    <style:style style:name="T47" style:family="text">
      <style:text-properties fo:font-variant="normal" fo:text-transform="none" fo:color="#000000" style:font-name="apple-system" fo:font-size="12pt" fo:letter-spacing="normal" fo:font-style="normal" fo:font-weight="bold" officeooo:rsid="00138615"/>
    </style:style>
    <style:style style:name="T48" style:family="text">
      <style:text-properties fo:font-variant="normal" fo:text-transform="none" fo:color="#000000" style:font-name="apple-system" fo:letter-spacing="normal" fo:font-style="normal" style:text-underline-style="solid" style:text-underline-width="auto" style:text-underline-color="font-color" fo:font-weight="normal" style:font-weight-asian="normal" style:font-weight-complex="normal"/>
    </style:style>
    <style:style style:name="T49" style:family="text">
      <style:text-properties fo:font-variant="normal" fo:text-transform="none" fo:color="#000000" style:font-name="apple-system" fo:letter-spacing="normal" fo:font-style="normal" style:text-underline-style="solid" style:text-underline-width="auto" style:text-underline-color="font-color" fo:font-weight="normal" officeooo:rsid="000b7fb8" style:font-weight-asian="normal" style:font-weight-complex="normal"/>
    </style:style>
    <style:style style:name="T50" style:family="text">
      <style:text-properties fo:font-variant="normal" fo:text-transform="none" fo:color="#000000" style:font-name="Arial" fo:font-size="12pt" fo:letter-spacing="normal" fo:font-style="normal" style:text-underline-style="none" fo:font-weight="normal" officeooo:rsid="00349fb7" fo:background-color="#fffbcc" loext:char-shading-value="0" style:font-weight-asian="normal" style:font-weight-complex="normal"/>
    </style:style>
    <style:style style:name="T51" style:family="text">
      <style:text-properties fo:font-variant="normal" fo:text-transform="none" fo:color="#000000" style:font-name="Liberation Mono" fo:font-size="10pt" fo:letter-spacing="normal" fo:font-style="normal" style:text-underline-style="none" fo:font-weight="bold" officeooo:rsid="00349fb7" fo:background-color="#fffbcc" loext:char-shading-value="0" style:font-name-asian="NSimSun" style:font-size-asian="10pt" style:font-weight-asian="bold" style:font-name-complex="Liberation Mono" style:font-size-complex="10pt" style:font-weight-complex="bold"/>
    </style:style>
    <style:style style:name="T52" style:family="text">
      <style:text-properties fo:font-variant="normal" fo:text-transform="none" fo:color="#000000" fo:letter-spacing="normal" fo:font-style="normal" fo:font-weight="bold" officeooo:rsid="00349fb7" style:font-weight-asian="bold" style:font-weight-complex="bold"/>
    </style:style>
    <style:style style:name="T53" style:family="text">
      <style:text-properties fo:font-variant="normal" fo:text-transform="none" fo:color="#000000" style:font-name="Consolas" fo:font-size="12pt" fo:letter-spacing="normal" fo:font-style="normal" fo:font-weight="bold" officeooo:rsid="005fbd1c" style:font-name-asian="NSimSun" style:font-size-asian="12pt" style:font-weight-asian="bold" style:font-name-complex="Liberation Mono" style:font-size-complex="10pt" style:font-weight-complex="bold"/>
    </style:style>
    <style:style style:name="T54" style:family="text">
      <style:text-properties fo:font-variant="normal" fo:text-transform="none" fo:color="#000000" style:font-name="Consolas" fo:font-size="12pt" fo:letter-spacing="normal" fo:font-style="normal" fo:font-weight="normal" officeooo:rsid="005ea9d0" style:font-size-asian="12pt" style:font-weight-asian="normal" style:font-weight-complex="normal"/>
    </style:style>
    <style:style style:name="T55" style:family="text">
      <style:text-properties fo:font-variant="normal" fo:text-transform="none" fo:color="#000000" style:font-name="Consolas" fo:font-size="12pt" fo:letter-spacing="normal" fo:font-style="normal" fo:font-weight="normal" style:font-name-asian="NSimSun" style:font-size-asian="12pt" style:font-name-complex="Liberation Mono" style:font-size-complex="10pt"/>
    </style:style>
    <style:style style:name="T56" style:family="text">
      <style:text-properties fo:font-variant="normal" fo:text-transform="none" fo:color="#000000" style:font-name="Consolas" fo:font-size="12pt" fo:letter-spacing="normal" fo:font-style="normal" fo:font-weight="normal" officeooo:rsid="005ea9d0" style:font-name-asian="NSimSun" style:font-size-asian="12pt" style:font-name-complex="Liberation Mono" style:font-size-complex="10pt"/>
    </style:style>
    <style:style style:name="T57" style:family="text">
      <style:text-properties fo:font-variant="normal" fo:text-transform="none" fo:color="#000000" style:font-name="Consolas" fo:font-size="12pt" fo:letter-spacing="normal" fo:font-style="normal" fo:font-weight="normal" officeooo:rsid="005fbd1c" style:font-name-asian="NSimSun" style:font-size-asian="12pt" style:font-name-complex="Liberation Mono" style:font-size-complex="10pt"/>
    </style:style>
    <style:style style:name="T58" style:family="text">
      <style:text-properties fo:font-variant="normal" fo:text-transform="none" fo:color="#000000" style:font-name="Consolas" fo:font-size="12pt" fo:letter-spacing="normal" fo:font-style="normal" fo:font-weight="normal" officeooo:rsid="005fbd1c" style:font-name-asian="NSimSun" style:font-size-asian="12pt" style:font-weight-asian="normal" style:font-name-complex="Liberation Mono" style:font-size-complex="10pt" style:font-weight-complex="normal"/>
    </style:style>
    <style:style style:name="T59" style:family="text">
      <style:text-properties fo:font-variant="normal" fo:text-transform="none" fo:color="#000000" style:font-name="Consolas" fo:font-size="12pt" fo:letter-spacing="normal" fo:font-style="normal" fo:font-weight="normal" officeooo:rsid="005fbd1c" fo:background-color="#ffffff" loext:char-shading-value="0" style:font-name-asian="NSimSun" style:font-size-asian="12pt" style:font-name-complex="Liberation Mono" style:font-size-complex="10pt" loext:padding="0in" loext:border="none"/>
    </style:style>
    <style:style style:name="T60" style:family="text">
      <style:text-properties fo:font-variant="normal" fo:text-transform="none" fo:color="#000000" style:font-name="Consolas" fo:font-size="12pt" fo:letter-spacing="normal" fo:font-style="normal" fo:font-weight="normal" fo:background-color="#ffffff" loext:char-shading-value="0" style:font-name-asian="NSimSun" style:font-size-asian="12pt" style:font-name-complex="Liberation Mono" style:font-size-complex="10pt" loext:padding="0in" loext:border="none"/>
    </style:style>
    <style:style style:name="T61" style:family="text">
      <style:text-properties fo:font-variant="normal" fo:text-transform="none" fo:color="#000000" style:font-name="Consolas" fo:font-size="12pt" fo:letter-spacing="normal" fo:font-style="normal" fo:font-weight="normal" officeooo:rsid="00612813" fo:background-color="#ffffff" loext:char-shading-value="0" style:font-name-asian="NSimSun" style:font-size-asian="12pt" style:font-name-complex="Liberation Mono" style:font-size-complex="10pt" loext:padding="0in" loext:border="none"/>
    </style:style>
    <style:style style:name="T62" style:family="text">
      <style:text-properties fo:font-variant="normal" fo:text-transform="none" fo:color="#000000" style:font-name="Consolas" fo:font-size="12pt" fo:letter-spacing="normal" fo:font-style="normal" fo:font-weight="normal" officeooo:rsid="00650caa" fo:background-color="#ffffff" loext:char-shading-value="0" style:font-name-asian="NSimSun" style:font-size-asian="12pt" style:font-name-complex="Liberation Mono" style:font-size-complex="10pt" loext:padding="0in" loext:border="none"/>
    </style:style>
    <style:style style:name="T63" style:family="text">
      <style:text-properties fo:font-variant="normal" fo:text-transform="none" fo:color="#000000" style:font-name="Consolas" fo:font-size="12pt" fo:letter-spacing="normal" fo:font-style="normal" fo:font-weight="normal" officeooo:rsid="006ad7cf" fo:background-color="#ffffff" loext:char-shading-value="0" style:font-name-asian="NSimSun" style:font-size-asian="12pt" style:font-name-complex="Liberation Mono" style:font-size-complex="10pt" loext:padding="0in" loext:border="none"/>
    </style:style>
    <style:style style:name="T64" style:family="text">
      <style:text-properties fo:font-variant="normal" fo:text-transform="none" fo:color="#000000" style:font-name="Consolas1" fo:font-size="9pt" fo:letter-spacing="normal" fo:font-style="normal" fo:font-weight="bold" officeooo:rsid="005fbd1c" style:font-size-asian="12pt" style:font-weight-asian="bold" style:font-size-complex="10pt" style:font-weight-complex="bold" loext:padding="0in" loext:border="none"/>
    </style:style>
    <style:style style:name="T65" style:family="text">
      <style:text-properties fo:font-variant="normal" fo:text-transform="none" fo:color="#000000" style:font-name="Consolas3" fo:font-size="12pt" fo:letter-spacing="normal" fo:font-style="normal" style:text-underline-style="none" fo:font-weight="normal" officeooo:rsid="00612813" style:font-size-asian="12pt" style:font-weight-asian="normal" style:font-weight-complex="normal"/>
    </style:style>
    <style:style style:name="T66" style:family="text">
      <style:text-properties fo:font-variant="normal" fo:text-transform="none" fo:color="#000000" style:font-name="Consolas3" fo:font-size="12pt" fo:letter-spacing="normal" fo:font-style="normal" style:text-underline-style="none" fo:font-weight="normal" officeooo:rsid="0062f31c" style:font-size-asian="12pt" style:font-weight-asian="normal" style:font-weight-complex="normal"/>
    </style:style>
    <style:style style:name="T67" style:family="text">
      <style:text-properties fo:font-variant="normal" fo:text-transform="none" fo:color="#000000" style:font-name="Times New Roman" fo:font-size="14pt" fo:letter-spacing="normal" fo:font-style="normal" style:text-underline-style="none" fo:font-weight="bold" officeooo:rsid="0070bf6d" style:font-weight-asian="bold" style:font-weight-complex="bold"/>
    </style:style>
    <style:style style:name="T68" style:family="text">
      <style:text-properties fo:font-variant="normal" fo:text-transform="none" fo:color="#000000" style:font-name="Times New Roman" fo:font-size="14pt" fo:letter-spacing="normal" fo:font-style="normal" style:text-underline-style="none" fo:font-weight="bold" officeooo:rsid="00718e69" style:font-weight-asian="bold" style:font-weight-complex="bold"/>
    </style:style>
    <style:style style:name="T69" style:family="text">
      <style:text-properties fo:font-variant="normal" fo:text-transform="none" fo:color="#000000" style:font-name="Times New Roman" fo:font-size="14pt" fo:letter-spacing="normal" fo:font-style="normal" style:text-underline-style="none" fo:font-weight="bold" officeooo:rsid="0073121c" style:font-weight-asian="bold" style:font-weight-complex="bold"/>
    </style:style>
    <style:style style:name="T70" style:family="text">
      <style:text-properties fo:font-variant="normal" fo:text-transform="none" fo:color="#000000" style:font-name="Times New Roman" fo:font-size="14pt" fo:letter-spacing="normal" fo:font-style="normal" style:text-underline-style="none" fo:font-weight="bold" officeooo:rsid="0073f0e4" style:font-weight-asian="bold" style:font-weight-complex="bold"/>
    </style:style>
    <style:style style:name="T71" style:family="text">
      <style:text-properties fo:font-variant="normal" fo:text-transform="none" fo:color="#000000" style:font-name="Times New Roman" fo:font-size="14pt" fo:letter-spacing="normal" fo:font-style="normal" style:text-underline-style="none" fo:font-weight="normal" officeooo:rsid="006aded3" style:font-weight-asian="bold" style:font-weight-complex="bold"/>
    </style:style>
    <style:style style:name="T72" style:family="text">
      <style:text-properties fo:font-variant="normal" fo:text-transform="none" fo:color="#000000" style:font-name="Times New Roman" fo:font-size="14pt" fo:letter-spacing="normal" fo:font-style="normal" style:text-underline-style="none" fo:font-weight="normal" officeooo:rsid="006b0ce5" style:font-weight-asian="bold" style:font-weight-complex="bold"/>
    </style:style>
    <style:style style:name="T73" style:family="text">
      <style:text-properties fo:font-variant="normal" fo:text-transform="none" fo:color="#000000" style:font-name="Times New Roman" fo:font-size="14pt" fo:letter-spacing="normal" fo:font-style="normal" style:text-underline-style="none" fo:font-weight="normal" officeooo:rsid="006e2825" style:font-weight-asian="bold" style:font-weight-complex="bold"/>
    </style:style>
    <style:style style:name="T74" style:family="text">
      <style:text-properties fo:font-variant="normal" fo:text-transform="none" fo:color="#000000" style:font-name="Times New Roman" fo:font-size="14pt" fo:letter-spacing="normal" fo:font-style="normal" style:text-underline-style="none" fo:font-weight="normal" officeooo:rsid="006f515d" style:font-weight-asian="bold" style:font-weight-complex="bold"/>
    </style:style>
    <style:style style:name="T75" style:family="text">
      <style:text-properties fo:font-variant="normal" fo:text-transform="none" fo:color="#000000" style:font-name="Times New Roman" fo:font-size="14pt" fo:letter-spacing="normal" fo:font-style="normal" style:text-underline-style="none" fo:font-weight="normal" officeooo:rsid="0070bf6d" style:font-weight-asian="bold" style:font-weight-complex="bold"/>
    </style:style>
    <style:style style:name="T76" style:family="text">
      <style:text-properties fo:font-variant="normal" fo:text-transform="none" fo:color="#000000" style:font-name="Times New Roman" fo:font-size="14pt" fo:letter-spacing="normal" fo:font-style="normal" style:text-underline-style="none" fo:font-weight="normal" officeooo:rsid="0073f0e4" style:font-weight-asian="bold" style:font-weight-complex="bold"/>
    </style:style>
    <style:style style:name="T77" style:family="text">
      <style:text-properties fo:font-variant="normal" fo:text-transform="none" fo:color="#000000" style:font-name="Times New Roman" fo:font-size="14pt" fo:letter-spacing="normal" fo:font-style="normal" style:text-underline-style="none" fo:font-weight="normal" officeooo:rsid="0070bf6d"/>
    </style:style>
    <style:style style:name="T78" style:family="text">
      <style:text-properties fo:font-variant="normal" fo:text-transform="none" fo:color="#000000" style:font-name="Times New Roman" fo:font-size="14pt" fo:letter-spacing="normal" fo:font-style="normal" style:text-underline-style="none" fo:font-weight="normal" officeooo:rsid="0072969a"/>
    </style:style>
    <style:style style:name="T79" style:family="text">
      <style:text-properties fo:font-variant="normal" fo:text-transform="none" fo:color="#000000" style:font-name="Times New Roman" fo:font-size="14pt" fo:letter-spacing="normal" fo:font-style="normal" style:text-underline-style="none" fo:font-weight="normal" officeooo:rsid="0073121c"/>
    </style:style>
    <style:style style:name="T80" style:family="text">
      <style:text-properties fo:font-variant="normal" fo:text-transform="none" fo:color="#000000" style:font-name="Times New Roman" fo:font-size="14pt" fo:letter-spacing="normal" fo:font-style="normal" style:text-underline-style="none" fo:font-weight="normal" officeooo:rsid="0073f0e4"/>
    </style:style>
    <style:style style:name="T81" style:family="text">
      <style:text-properties fo:font-variant="normal" fo:text-transform="none" fo:color="#000000" fo:font-size="12pt" fo:letter-spacing="normal" fo:font-style="normal" style:text-underline-style="none" fo:font-weight="normal" officeooo:rsid="006e2825" style:font-weight-asian="bold" style:font-weight-complex="bold"/>
    </style:style>
    <style:style style:name="T82" style:family="text">
      <style:text-properties fo:font-variant="normal" fo:text-transform="none" fo:color="#000000" style:font-name="Raleway" fo:font-size="12pt" fo:letter-spacing="normal" fo:font-style="normal" style:text-underline-style="none" fo:font-weight="normal" officeooo:rsid="0073121c"/>
    </style:style>
    <style:style style:name="T83" style:family="text">
      <style:text-properties fo:font-variant="normal" fo:text-transform="none" fo:color="#000000" style:font-name="Raleway" fo:font-size="12pt" fo:letter-spacing="normal" fo:font-style="normal" style:text-underline-style="none" fo:font-weight="bold" officeooo:rsid="0073121c" style:font-weight-asian="bold" style:font-weight-complex="bold"/>
    </style:style>
    <style:style style:name="T84" style:family="text">
      <style:text-properties fo:font-variant="normal" fo:text-transform="none" fo:color="#0366d6" style:text-line-through-style="none" style:text-line-through-type="none" style:font-name="apple-system" fo:font-size="12pt" fo:letter-spacing="normal" fo:font-style="normal" style:text-underline-style="none" fo:font-weight="bold" officeooo:rsid="000b7fb8" style:text-blinking="false"/>
    </style:style>
    <style:style style:name="T85" style:family="text">
      <style:text-properties fo:font-variant="normal" fo:text-transform="none" fo:color="#ff0779" style:font-name="Consolas2" fo:font-size="10.5pt" fo:letter-spacing="normal" fo:font-style="normal" style:text-underline-style="none" fo:font-weight="normal"/>
    </style:style>
    <style:style style:name="T86" style:family="text">
      <style:text-properties fo:font-variant="normal" fo:text-transform="none" fo:color="#ff0779" style:font-name="Consolas2" fo:font-size="10.5pt" fo:letter-spacing="normal" fo:font-style="normal" style:text-underline-style="none" fo:font-weight="normal" officeooo:rsid="00145e68" style:font-weight-asian="normal" style:font-weight-complex="normal"/>
    </style:style>
    <style:style style:name="T87" style:family="text">
      <style:text-properties fo:font-variant="normal" fo:text-transform="none" fo:color="#333333" style:font-name="Arial" fo:font-size="12pt" fo:letter-spacing="normal" fo:font-style="normal" style:text-underline-style="none" fo:font-weight="normal" officeooo:rsid="001e4e9c" style:font-weight-asian="normal" style:font-weight-complex="normal"/>
    </style:style>
    <style:style style:name="T88" style:family="text">
      <style:text-properties fo:font-variant="normal" fo:text-transform="none" fo:color="#333333" style:font-name="Arial" fo:font-size="12pt" fo:letter-spacing="normal" fo:font-style="normal" style:text-underline-style="none" fo:font-weight="normal" officeooo:rsid="0025a5fe" style:font-weight-asian="normal" style:font-weight-complex="normal"/>
    </style:style>
    <style:style style:name="T89" style:family="text">
      <style:text-properties fo:font-variant="normal" fo:text-transform="none" fo:color="#333333" style:font-name="Arial" fo:font-size="12pt" fo:letter-spacing="normal" fo:font-style="normal" style:text-underline-style="none" fo:font-weight="normal" officeooo:rsid="00290a2a" style:font-weight-asian="normal" style:font-weight-complex="normal"/>
    </style:style>
    <style:style style:name="T90" style:family="text">
      <style:text-properties fo:font-variant="normal" fo:text-transform="none" fo:color="#333333" style:font-name="Arial" fo:font-size="12pt" fo:letter-spacing="normal" fo:font-style="normal" style:text-underline-style="none" fo:font-weight="normal" officeooo:rsid="002aeb26" style:font-weight-asian="normal" style:font-weight-complex="normal"/>
    </style:style>
    <style:style style:name="T91" style:family="text">
      <style:text-properties fo:font-variant="normal" fo:text-transform="none" fo:color="#333333" style:font-name="Arial" fo:font-size="12pt" fo:letter-spacing="normal" fo:font-style="normal" style:text-underline-style="none" fo:font-weight="normal" officeooo:rsid="001e4e9c" style:font-weight-asian="bold" style:font-weight-complex="bold"/>
    </style:style>
    <style:style style:name="T92" style:family="text">
      <style:text-properties fo:font-variant="normal" fo:text-transform="none" fo:color="#333333" style:font-name="Arial" fo:font-size="12pt" fo:letter-spacing="normal" fo:font-style="normal" style:text-underline-style="none" fo:font-weight="normal" officeooo:rsid="001e4e9c"/>
    </style:style>
    <style:style style:name="T93" style:family="text">
      <style:text-properties fo:font-variant="normal" fo:text-transform="none" fo:color="#333333" style:font-name="Arial" fo:font-size="12pt" fo:letter-spacing="normal" fo:font-style="normal" style:text-underline-style="none" fo:font-weight="normal" officeooo:rsid="001eb3f1"/>
    </style:style>
    <style:style style:name="T94" style:family="text">
      <style:text-properties fo:font-variant="normal" fo:text-transform="none" fo:color="#333333" style:font-name="Arial" fo:font-size="12pt" fo:letter-spacing="normal" fo:font-style="normal" style:text-underline-style="none" fo:font-weight="normal" officeooo:rsid="00221b4b"/>
    </style:style>
    <style:style style:name="T95" style:family="text">
      <style:text-properties fo:font-variant="normal" fo:text-transform="none" fo:color="#333333" style:font-name="Arial" fo:font-size="12pt" fo:letter-spacing="normal" fo:font-style="normal" style:text-underline-style="none" fo:font-weight="normal" officeooo:rsid="0024d9c1"/>
    </style:style>
    <style:style style:name="T96" style:family="text">
      <style:text-properties fo:font-variant="normal" fo:text-transform="none" fo:color="#333333" style:font-name="Arial" fo:font-size="12pt" fo:letter-spacing="normal" fo:font-style="normal" style:text-underline-style="none" fo:font-weight="normal" officeooo:rsid="002de3cd" fo:background-color="#f79448" loext:char-shading-value="0" style:font-weight-asian="normal" style:font-weight-complex="normal"/>
    </style:style>
    <style:style style:name="T97" style:family="text">
      <style:text-properties fo:font-variant="normal" fo:text-transform="none" fo:color="#333333" style:font-name="Arial" fo:font-size="12pt" fo:letter-spacing="normal" fo:font-style="normal" style:text-underline-style="none" fo:font-weight="normal" officeooo:rsid="00290a2a" fo:background-color="#fffbcc" loext:char-shading-value="0" style:font-weight-asian="normal" style:font-weight-complex="normal"/>
    </style:style>
    <style:style style:name="T98" style:family="text">
      <style:text-properties fo:font-variant="normal" fo:text-transform="none" fo:color="#333333" style:font-name="Arial" fo:font-size="12pt" fo:letter-spacing="normal" fo:font-style="normal" style:text-underline-style="none" fo:font-weight="bold" officeooo:rsid="001e4e9c" style:font-weight-asian="bold" style:font-weight-complex="bold"/>
    </style:style>
    <style:style style:name="T99" style:family="text">
      <style:text-properties fo:font-variant="normal" fo:text-transform="none" fo:color="#333333" style:font-name="Arial" fo:font-size="12pt" fo:letter-spacing="normal" fo:font-style="normal" style:text-underline-style="none" fo:font-weight="bold" officeooo:rsid="001eb3f1" style:font-weight-asian="bold" style:font-weight-complex="bold"/>
    </style:style>
    <style:style style:name="T100" style:family="text">
      <style:text-properties fo:font-variant="normal" fo:text-transform="none" fo:color="#333333" style:font-name="Arial" fo:font-size="12pt" fo:letter-spacing="normal" fo:font-style="normal" style:text-underline-style="none" fo:font-weight="bold" officeooo:rsid="0024d9c1" style:font-weight-asian="bold" style:font-weight-complex="bold"/>
    </style:style>
    <style:style style:name="T101" style:family="text">
      <style:text-properties fo:font-variant="normal" fo:text-transform="none" fo:color="#333333" style:font-name="Arial" fo:font-size="12pt" fo:letter-spacing="normal" fo:font-style="normal" style:text-underline-style="none" fo:font-weight="bold" officeooo:rsid="0025a5fe" style:font-weight-asian="bold" style:font-weight-complex="bold"/>
    </style:style>
    <style:style style:name="T102" style:family="text">
      <style:text-properties fo:font-variant="normal" fo:text-transform="none" fo:color="#333333" style:font-name="Consolas" fo:font-size="12pt" fo:letter-spacing="normal" fo:font-style="normal" fo:font-weight="bold" officeooo:rsid="005fbd1c" style:font-name-asian="NSimSun" style:font-size-asian="12pt" style:font-weight-asian="bold" style:font-name-complex="Liberation Mono" style:font-size-complex="10pt" style:font-weight-complex="bold"/>
    </style:style>
    <style:style style:name="T103" style:family="text">
      <style:text-properties fo:font-variant="normal" fo:text-transform="none" fo:color="#ce181e" style:font-name="Arial" fo:font-size="12pt" fo:letter-spacing="normal" fo:font-style="normal" style:text-underline-style="none" fo:font-weight="normal" officeooo:rsid="002eed74" fo:background-color="#fffbcc" loext:char-shading-value="0" style:font-weight-asian="normal" style:font-weight-complex="normal"/>
    </style:style>
    <style:style style:name="T104" style:family="text">
      <style:text-properties fo:font-variant="normal" fo:text-transform="none" fo:color="#ce181e" style:font-name="Arial" fo:font-size="12pt" fo:letter-spacing="normal" fo:font-style="normal" style:text-underline-style="none" fo:font-weight="normal" officeooo:rsid="00349fb7" fo:background-color="#fffbcc" loext:char-shading-value="0" style:font-weight-asian="normal" style:font-weight-complex="normal"/>
    </style:style>
    <style:style style:name="T105" style:family="text">
      <style:text-properties fo:font-variant="normal" fo:text-transform="none" fo:color="#7f0055" style:font-name="Consolas1" fo:font-size="9pt" fo:letter-spacing="normal" fo:font-style="normal" fo:font-weight="bold" officeooo:rsid="005fbd1c" style:font-size-asian="12pt" style:font-weight-asian="bold" style:font-size-complex="10pt" style:font-weight-complex="bold" loext:padding="0in" loext:border="none"/>
    </style:style>
    <style:style style:name="T106" style:family="text">
      <style:text-properties fo:font-variant="normal" fo:text-transform="none" fo:color="#7f0055" style:font-name="Consolas3" fo:font-size="12pt" fo:letter-spacing="normal" fo:font-style="normal" style:text-underline-style="none" fo:font-weight="bold" officeooo:rsid="0073f0e4" style:font-size-asian="12pt" style:font-weight-asian="bold"/>
    </style:style>
    <style:style style:name="T107" style:family="text">
      <style:text-properties officeooo:rsid="000b4049"/>
    </style:style>
    <style:style style:name="T108" style:family="text">
      <style:text-properties style:text-underline-style="solid" style:text-underline-width="auto" style:text-underline-color="font-color"/>
    </style:style>
    <style:style style:name="T109" style:family="text">
      <style:text-properties style:text-underline-style="solid" style:text-underline-width="auto" style:text-underline-color="font-color" officeooo:rsid="0007f70c"/>
    </style:style>
    <style:style style:name="T110" style:family="text">
      <style:text-properties style:text-underline-style="solid" style:text-underline-width="auto" style:text-underline-color="font-color" fo:font-weight="normal" style:font-weight-asian="normal" style:font-weight-complex="normal"/>
    </style:style>
    <style:style style:name="T111" style:family="text">
      <style:text-properties fo:font-style="normal"/>
    </style:style>
    <style:style style:name="T112" style:family="text">
      <style:text-properties fo:font-style="normal" fo:font-weight="normal"/>
    </style:style>
    <style:style style:name="T113" style:family="text">
      <style:text-properties fo:font-style="normal" fo:font-weight="bold" style:font-weight-asian="bold" style:font-weight-complex="bold"/>
    </style:style>
    <style:style style:name="T114" style:family="text">
      <style:text-properties fo:font-style="normal" fo:font-weight="bold" officeooo:rsid="00494a42" style:font-weight-asian="bold" style:font-weight-complex="bold"/>
    </style:style>
    <style:style style:name="T115" style:family="text">
      <style:text-properties fo:color="#333333" style:font-name="Tahoma" fo:font-size="11.25pt" fo:font-style="normal" fo:font-weight="normal"/>
    </style:style>
    <style:style style:name="T116" style:family="text">
      <style:text-properties fo:color="#333333" fo:font-style="normal"/>
    </style:style>
    <style:style style:name="T117" style:family="text">
      <style:text-properties fo:background-color="#f79448" loext:char-shading-value="0"/>
    </style:style>
    <style:style style:name="T118" style:family="text">
      <style:text-properties fo:background-color="#f79448" loext:char-shading-value="0" style:font-weight-asian="bold" style:font-weight-complex="bold"/>
    </style:style>
    <style:style style:name="T119" style:family="text">
      <style:text-properties officeooo:rsid="000b4049" fo:background-color="#f79448" loext:char-shading-value="0"/>
    </style:style>
    <style:style style:name="T120" style:family="text">
      <style:text-properties fo:color="#000000"/>
    </style:style>
    <style:style style:name="T121" style:family="text">
      <style:text-properties fo:color="#000000" style:font-name="Consolas" fo:font-size="12pt" style:font-size-asian="12pt"/>
    </style:style>
    <style:style style:name="T122" style:family="text">
      <style:text-properties fo:color="#000000" style:font-name="Consolas" fo:font-size="12pt" style:font-size-asian="12pt"/>
    </style:style>
    <style:style style:name="T123" style:family="text">
      <style:text-properties fo:color="#000000" style:font-name="Consolas" fo:font-size="12pt" fo:font-style="normal" style:font-size-asian="12pt"/>
    </style:style>
    <style:style style:name="T124" style:family="text">
      <style:text-properties fo:color="#000000" style:font-name="Consolas" fo:font-size="12pt" fo:font-style="italic" style:font-size-asian="12pt" style:font-style-asian="italic"/>
    </style:style>
    <style:style style:name="T125" style:family="text">
      <style:text-properties fo:color="#000000" style:font-name="Consolas" fo:font-size="12pt" fo:font-style="italic" style:font-size-asian="12pt" style:font-style-asian="italic"/>
    </style:style>
    <style:style style:name="T126" style:family="text">
      <style:text-properties fo:color="#000000" officeooo:rsid="00349fb7"/>
    </style:style>
    <style:style style:name="T127" style:family="text">
      <style:text-properties fo:color="#000000" officeooo:rsid="0041e4db"/>
    </style:style>
    <style:style style:name="T128" style:family="text">
      <style:text-properties fo:color="#000000" officeooo:rsid="0044e4ac"/>
    </style:style>
    <style:style style:name="T129" style:family="text">
      <style:text-properties fo:color="#7f0055" style:font-name="Consolas" fo:font-size="12pt" fo:font-weight="bold" style:font-size-asian="12pt" style:font-weight-asian="bold"/>
    </style:style>
    <style:style style:name="T130" style:family="text">
      <style:text-properties fo:color="#7f0055" style:font-name="Consolas" fo:font-size="12pt" fo:font-weight="bold" style:font-size-asian="12pt" style:font-weight-asian="bold"/>
    </style:style>
    <style:style style:name="T131" style:family="text">
      <style:text-properties fo:color="#6a3e3e" style:font-name="Consolas" fo:font-size="12pt" style:font-size-asian="12pt"/>
    </style:style>
    <style:style style:name="T132" style:family="text">
      <style:text-properties fo:color="#6a3e3e" style:font-name="Consolas" fo:font-size="12pt" style:font-size-asian="12pt"/>
    </style:style>
    <style:style style:name="T133" style:family="text">
      <style:text-properties fo:color="#6a3e3e" style:font-name="Consolas" fo:font-size="12pt" fo:background-color="#f0d8a8" loext:char-shading-value="0" style:font-size-asian="12pt"/>
    </style:style>
    <style:style style:name="T134" style:family="text">
      <style:text-properties fo:color="#6a3e3e" style:font-name="Consolas" fo:font-size="12pt" fo:background-color="#d4d4d4" loext:char-shading-value="0" style:font-size-asian="12pt"/>
    </style:style>
    <style:style style:name="T135" style:family="text">
      <style:text-properties fo:color="#6a3e3e" style:font-name="Consolas" fo:font-size="12pt" style:text-underline-style="solid" style:text-underline-width="auto" style:text-underline-color="font-color" style:font-size-asian="12pt"/>
    </style:style>
    <style:style style:name="T136" style:family="text">
      <style:text-properties fo:color="#0000c0" style:font-name="Consolas" fo:font-size="12pt" fo:font-style="italic" fo:font-weight="bold" style:font-size-asian="12pt" style:font-style-asian="italic" style:font-weight-asian="bold"/>
    </style:style>
    <style:style style:name="T137" style:family="text">
      <style:text-properties fo:color="#0000c0" style:font-name="Consolas" fo:font-size="12pt" fo:font-style="italic" fo:font-weight="bold" style:font-size-asian="12pt" style:font-style-asian="italic" style:font-weight-asian="bold"/>
    </style:style>
    <style:style style:name="T138" style:family="text">
      <style:text-properties fo:color="#2a00ff" style:font-name="Consolas" fo:font-size="12pt" style:font-size-asian="12pt"/>
    </style:style>
    <style:style style:name="T139" style:family="text">
      <style:text-properties fo:color="#2a00ff" style:font-name="Consolas" fo:font-size="12pt" style:font-size-asian="12pt"/>
    </style:style>
    <style:style style:name="T140" style:family="text">
      <style:text-properties style:font-name="Consolas" fo:font-size="12pt" fo:font-style="normal" style:font-size-asian="12pt"/>
    </style:style>
    <style:style style:name="T141" style:family="text">
      <style:text-properties style:font-name="Consolas" fo:font-size="12pt" fo:font-style="normal" officeooo:rsid="0044e4ac" style:font-size-asian="12pt"/>
    </style:style>
    <style:style style:name="T142" style:family="text">
      <style:text-properties style:font-name="Consolas" fo:font-size="12pt" fo:font-style="normal" officeooo:rsid="005e0f74" style:font-size-asian="12pt" style:font-weight-asian="bold" style:font-weight-complex="bold"/>
    </style:style>
    <style:style style:name="T143" style:family="text">
      <style:text-properties style:font-name="Consolas" fo:font-size="12pt" fo:font-style="normal" officeooo:rsid="005ea9d0" style:font-size-asian="12pt" style:font-weight-asian="bold" style:font-weight-complex="bold"/>
    </style:style>
    <style:style style:name="T144" style:family="text">
      <style:text-properties style:font-name="Consolas" fo:font-size="12pt" fo:font-style="normal" fo:font-weight="bold" style:font-size-asian="12pt" style:font-weight-asian="bold" style:font-weight-complex="bold"/>
    </style:style>
    <style:style style:name="T145" style:family="text">
      <style:text-properties style:font-name="Consolas" fo:font-size="12pt" fo:font-style="normal" fo:font-weight="bold" officeooo:rsid="0044e4ac" style:font-size-asian="12pt" style:font-weight-asian="bold" style:font-weight-complex="bold"/>
    </style:style>
    <style:style style:name="T146" style:family="text">
      <style:text-properties style:font-name="Consolas" fo:font-size="12pt" fo:font-style="normal" fo:font-weight="bold" officeooo:rsid="005e0f74" style:font-size-asian="12pt" style:font-weight-asian="bold" style:font-weight-complex="bold"/>
    </style:style>
    <style:style style:name="T147" style:family="text">
      <style:text-properties style:font-name="Consolas" fo:font-size="12pt" fo:font-style="normal" fo:font-weight="normal" style:font-size-asian="12pt"/>
    </style:style>
    <style:style style:name="T148" style:family="text">
      <style:text-properties style:font-name="Consolas" fo:font-size="12pt" fo:font-style="normal" fo:font-weight="normal" style:font-size-asian="12pt" style:font-weight-asian="normal" style:font-weight-complex="normal"/>
    </style:style>
    <style:style style:name="T149" style:family="text">
      <style:text-properties style:font-name="Consolas" fo:font-size="12pt" fo:font-style="normal" fo:font-weight="normal" officeooo:rsid="005e0f74" style:font-size-asian="12pt" style:font-weight-asian="normal" style:font-weight-complex="normal"/>
    </style:style>
    <style:style style:name="T150" style:family="text">
      <style:text-properties style:font-name="Consolas" fo:font-size="12pt" fo:font-style="normal" fo:font-weight="normal" officeooo:rsid="005ea9d0" style:font-size-asian="12pt" style:font-weight-asian="normal" style:font-weight-complex="normal"/>
    </style:style>
    <style:style style:name="T151" style:family="text">
      <style:text-properties style:font-name="Consolas" fo:font-size="12pt" fo:font-style="normal" fo:font-weight="normal" officeooo:rsid="005e0f74" style:font-size-asian="12pt"/>
    </style:style>
    <style:style style:name="T152" style:family="text">
      <style:text-properties style:font-name="Consolas" fo:font-size="12pt" fo:font-style="normal" fo:font-weight="normal" officeooo:rsid="005ea9d0" style:font-size-asian="12pt"/>
    </style:style>
    <style:style style:name="T153" style:family="text">
      <style:text-properties officeooo:rsid="0068b5be"/>
    </style:style>
    <style:style style:name="T154" style:family="text">
      <style:text-properties fo:color="#3f7f5f" style:font-name="Consolas" fo:font-size="12pt" style:font-size-asian="12pt"/>
    </style:style>
    <style:style style:name="T155" style:family="text">
      <style:text-properties fo:color="#3f7f5f" style:font-name="Consolas" fo:font-size="12pt" style:text-underline-style="solid" style:text-underline-width="auto" style:text-underline-color="font-color" style:font-size-asian="12pt"/>
    </style:style>
    <text:list-style style:name="L1">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de Review Document:</text:p>
      <text:p text:style-name="P1"/>
      <text:p text:style-name="P2"><text:tab/></text:p>
      <text:p text:style-name="P3">1)<text:span text:style-name="T3"> Need to follow SOLID </text:span><text:span text:style-name="T4">principle</text:span><text:span text:style-name="T1">.</text:span></text:p>
      <text:p text:style-name="P3"/>
      <text:p text:style-name="P4">a) <text:span text:style-name="T108">Single </text:span><text:span text:style-name="T109">Responsibility</text:span><text:span text:style-name="T108"> Prin</text:span><text:span text:style-name="T109">c</text:span><text:span text:style-name="T108">iple</text:span><text:span text:style-name="T1">(</text:span><text:span text:style-name="T3">One class should have one and only one responsibility.</text:span><text:span text:style-name="T1">)</text:span></text:p>
      <text:p text:style-name="P4"/>
      <text:p text:style-name="P6"><text:span text:style-name="T1"><text:s text:c="3"/></text:span><text:span text:style-name="T11">In other words, </text:span><text:span text:style-name="T12">we</text:span><text:span text:style-name="T11"> should write, change and maintain a class for only one purpose. If it is model class then it should strictly represent only one actor/ entity. This will give you the flexibility to make changes in future without worrying the impacts of changes for another entity.</text:span> </text:p>
      <text:p text:style-name="P6"/>
      <text:p text:style-name="P7"><text:span text:style-name="T5">CHECKLIST</text:span><text:span text:style-name="T117">: </text:span><text:s/>Need to check the class state and behavior so we can assure that class has one and only responsibility.</text:p>
      <text:p text:style-name="P6"/>
      <text:p text:style-name="P6"><text:span text:style-name="T1">b) </text:span><text:span text:style-name="T109">Open Closed Principle</text:span><text:span text:style-name="T1">(</text:span><text:span text:style-name="Strong_20_Emphasis"><text:span text:style-name="T7">Software components should be open for extension, but closed for modification</text:span></text:span><text:span text:style-name="T1">).</text:span></text:p>
      <text:p text:style-name="P6"/>
      <text:p text:style-name="P14"><text:s text:c="3"/>What does it mean?? It means that your classes should be designed such a way that whenever fellow developers wants to change the flow of control in specific conditions in application, all they need to extend your class and override some functions and that’s it.</text:p>
      <text:p text:style-name="P15"><text:s text:c="3"/>If other developers are not able to design desired behavior due to constraints put by your class, then you should reconsider changing your class. I do not mean here that anybody can change the whole logic of your class, but he/she should be able to override the options provided by software in unharmful way permitted by software.</text:p>
      <text:p text:style-name="P16"><text:s text:c="3"/>For example, if you take a look into any good framework like struts or spring, you will see that you can not change their core logic and request processing, BUT you modify the desired application flow just by extending some classes and plugin them in configuration files.</text:p>
      <text:p text:style-name="P16"><text:span text:style-name="T6">CHECKLIST</text:span><text:span text:style-name="T119">:</text:span><text:span text:style-name="T107"> <text:s/>We should make sure that class behavior can’t changed by other developer. Expose interface instead of direct class so other developer can read the behavior and extend it </text:span></text:p>
      <text:p text:style-name="P23"><text:span text:style-name="T13">C) </text:span><text:span text:style-name="Strong_20_Emphasis"><text:span text:style-name="T48">Liskov’s Substitution Principle</text:span></text:span><text:span text:style-name="Strong_20_Emphasis"><text:span text:style-name="T49">(</text:span></text:span><text:span text:style-name="Strong_20_Emphasis"><text:span text:style-name="T8">Derived types must be completely substitutable for their base types</text:span></text:span><text:span text:style-name="Strong_20_Emphasis"><text:span text:style-name="T49">)</text:span></text:span></text:p>
      <text:p text:style-name="P23"><text:span text:style-name="Strong_20_Emphasis"><text:span text:style-name="T20"><text:s text:c="9"/>It means that the classes fellow developer created by extending your class should be able to fit in application without failure. I.e. if a fellow developer poorly extended some part of your class and injected into framework/ application then it should not break the application or should not throw fatal </text:span></text:span><text:a xlink:type="simple" xlink:href="https://howtodoinjava.com/best-practices/java-exception-handling-best-practices/" office:target-frame-name="_blank" xlink:show="new" text:style-name="Internet_20_link" text:visited-style-name="Visited_20_Internet_20_Link"><text:span text:style-name="Strong_20_Emphasis"><text:span text:style-name="T84">exceptions</text:span></text:span></text:a><text:span text:style-name="Strong_20_Emphasis"><text:span text:style-name="T20">.</text:span></text:span></text:p>
      <text:p text:style-name="P15"><text:soft-page-break/><text:s text:c="5"/>This can be insured by using strictly following first rule. If your base class is doing one thing strictly, the fellow developer will override only one feature incorrectly in worst case. This can cause some errors in one area, but whole application will not do down.</text:p>
      <text:p text:style-name="P19"><text:span text:style-name="T118">CheckList: : </text:span><text:span text:style-name="T2">The logic which we have to write that should not break outside of the class. We have to make sure the logic should be extendable and error free.</text:span></text:p>
      <text:h text:style-name="P35" text:outline-level="2"><text:span text:style-name="Strong_20_Emphasis"><text:span text:style-name="T14">d)</text:span></text:span><text:span text:style-name="Strong_20_Emphasis"><text:span text:style-name="T47"> </text:span></text:span><text:span text:style-name="Strong_20_Emphasis"><text:span text:style-name="T15">Interface Segregation Principle</text:span></text:span><text:span text:style-name="Strong_20_Emphasis"><text:span text:style-name="T16">(</text:span></text:span><text:span text:style-name="Strong_20_Emphasis"><text:span text:style-name="T9">Clients should not be forced to implement unnecessary methods which they will not use</text:span></text:span><text:span text:style-name="Strong_20_Emphasis"><text:span text:style-name="T16">)</text:span></text:span></text:h>
      <text:p text:style-name="P24"><text:span text:style-name="Strong_20_Emphasis"><text:span text:style-name="T21">Take an example. Developer Alex created an interface </text:span></text:span><text:span text:style-name="Strong_20_Emphasis"><text:span text:style-name="Source_20_Text"><text:span text:style-name="T86">Reportable</text:span></text:span></text:span><text:span text:style-name="Strong_20_Emphasis"><text:span text:style-name="T21"> and added two methods </text:span></text:span><text:span text:style-name="Strong_20_Emphasis"><text:span text:style-name="Source_20_Text"><text:span text:style-name="T86">generateExcel()</text:span></text:span></text:span><text:span text:style-name="Strong_20_Emphasis"><text:span text:style-name="T21"> and </text:span></text:span><text:span text:style-name="Strong_20_Emphasis"><text:span text:style-name="Source_20_Text"><text:span text:style-name="T86">generatedPdf()</text:span></text:span></text:span><text:span text:style-name="Strong_20_Emphasis"><text:span text:style-name="T21">. Now client ‘A’ wants to use this interface but he intend to use reports only in PDF format and not in excel. Will he achieve the functionality easily.</text:span></text:span></text:p>
      <text:p text:style-name="P20">NO. He will have to implement two methods, out of which one is extra burden put on him by designer of software. Either he will implement another method or leave it blank. So are not desired cases, right??</text:p>
      <text:p text:style-name="P22"><text:span text:style-name="T18">So what is the solution? Solution is to create two interfaces by breaking the existing one. They should be like </text:span><text:span text:style-name="Source_20_Text"><text:span text:style-name="T85">PdfReportable</text:span></text:span><text:span text:style-name="T18"> and </text:span><text:span text:style-name="Source_20_Text"><text:span text:style-name="T85">ExcelReportable</text:span></text:span><text:span text:style-name="T18">. This will give the flexibility to user to use only required functionality only.</text:span></text:p>
      <text:p text:style-name="P32"><text:span text:style-name="T46">CheckList: </text:span><text:span text:style-name="T19">Should have create different </text:span><text:span text:style-name="T22">interface for each functionality so client will not forced to implement all the functionality at a time.</text:span><text:span text:style-name="T17"> </text:span></text:p>
      <text:p text:style-name="P25"><text:span text:style-name="T34">e) </text:span><text:span text:style-name="Strong_20_Emphasis"><text:span text:style-name="T19">Dependency Inversion Principle: </text:span></text:span><text:span text:style-name="Strong_20_Emphasis"><text:span text:style-name="T23">(</text:span></text:span><text:span text:style-name="Strong_20_Emphasis"><text:span text:style-name="T10">Depend on abstractions, not on concretions</text:span></text:span><text:span text:style-name="Strong_20_Emphasis"><text:span text:style-name="T23">)</text:span></text:span></text:p>
      <text:p text:style-name="P25"><text:span text:style-name="Strong_20_Emphasis"><text:span text:style-name="T23"/></text:span></text:p>
      <text:p text:style-name="P25"><text:span text:style-name="Strong_20_Emphasis"><text:span text:style-name="T23"/></text:span></text:p>
      <text:p text:style-name="P25"><text:span text:style-name="Strong_20_Emphasis"><text:span text:style-name="T23"/></text:span></text:p>
      <text:p text:style-name="P33"/>
      <text:p text:style-name="P26"><text:soft-page-break/><text:span text:style-name="Strong_20_Emphasis"><text:span text:style-name="T25">2) </text:span></text:span><text:span text:style-name="Strong_20_Emphasis"><text:span text:style-name="T36">Coding</text:span></text:span><text:span text:style-name="Strong_20_Emphasis"><text:span text:style-name="T24"> </text:span></text:span><text:span text:style-name="Strong_20_Emphasis"><text:span text:style-name="T35">Style</text:span></text:span><text:span text:style-name="Strong_20_Emphasis"><text:span text:style-name="T25">:</text:span></text:span></text:p>
      <text:p text:style-name="P64"><text:span text:style-name="Strong_20_Emphasis"><text:span text:style-name="T40">Basic Java Coding Standard:</text:span></text:span></text:p>
      <text:p text:style-name="P64"><text:span text:style-name="Strong_20_Emphasis"><text:span text:style-name="T40">→</text:span></text:span><text:span text:style-name="Strong_20_Emphasis"><text:span text:style-name="T41"> </text:span></text:span><text:span text:style-name="Strong_20_Emphasis"><text:span text:style-name="T71">Each Java source file contains a single public class or interface. </text:span></text:span><text:span text:style-name="Strong_20_Emphasis"><text:span text:style-name="T41"> </text:span></text:span></text:p>
      <text:p text:style-name="P64"><text:span text:style-name="Strong_20_Emphasis"><text:span text:style-name="T41">→ </text:span></text:span><text:span text:style-name="Strong_20_Emphasis"><text:span text:style-name="T71">Java source files have the following ordering: Package and Import statements, beginning comments, Class and Interface declarations.</text:span></text:span><text:span text:style-name="Strong_20_Emphasis"><text:span text:style-name="T41"> </text:span></text:span></text:p>
      <text:p text:style-name="P64"><text:span text:style-name="Strong_20_Emphasis"><text:span text:style-name="T41">→</text:span></text:span><text:span text:style-name="Strong_20_Emphasis"><text:span text:style-name="T45"> </text:span></text:span><text:span text:style-name="Strong_20_Emphasis"><text:span text:style-name="T30">Each Method has comment which contains Description of the project input and output and Exception Type</text:span></text:span></text:p>
      <text:p text:style-name="P64"><text:span text:style-name="Strong_20_Emphasis"><text:span text:style-name="T41">→ </text:span></text:span><text:span text:style-name="Strong_20_Emphasis"><text:span text:style-name="T71">Avoid lines longer than 80 characters. </text:span></text:span><text:span text:style-name="Strong_20_Emphasis"><text:span text:style-name="T41"> </text:span></text:span></text:p>
      <text:p text:style-name="P64"><text:span text:style-name="Strong_20_Emphasis"><text:span text:style-name="T41">→</text:span></text:span><text:span text:style-name="Strong_20_Emphasis"><text:span text:style-name="T42"> </text:span></text:span><text:span text:style-name="Strong_20_Emphasis"><text:span text:style-name="T72">Class names should be nouns, in mixed case with the first letter of each internal word capitalized. Try to keep your class names simple and descriptive. Use whole words-avoid acronyms and abbreviations</text:span></text:span><text:span text:style-name="Strong_20_Emphasis"><text:span text:style-name="T42">.</text:span></text:span></text:p>
      <text:p text:style-name="P64"><text:span text:style-name="Strong_20_Emphasis"><text:span text:style-name="T42">→</text:span></text:span><text:span text:style-name="Strong_20_Emphasis"><text:span text:style-name="T43"> </text:span></text:span><text:span text:style-name="Strong_20_Emphasis"><text:span text:style-name="T73">Interface names should be capitalized like class names.</text:span></text:span></text:p>
      <text:p text:style-name="P64"><text:span text:style-name="Strong_20_Emphasis"><text:span text:style-name="T43">→ </text:span></text:span><text:span text:style-name="Strong_20_Emphasis"><text:span text:style-name="T73">Method names should be verbs or verb phrases, in mixed case with the first letter lowercase, with the first letter of each internal word capitalized.</text:span></text:span><text:span text:style-name="Strong_20_Emphasis"><text:span text:style-name="T43"> </text:span></text:span></text:p>
      <text:p text:style-name="P65"><text:span text:style-name="Strong_20_Emphasis"><text:span text:style-name="T43">Ex: </text:span></text:span><text:span text:style-name="Strong_20_Emphasis"><text:span text:style-name="Teletype"><text:span text:style-name="T81">run(); isUpperCase(); getBackground(); findTotalCost(int Years);</text:span></text:span></text:span></text:p>
      <text:p text:style-name="P65"><text:span text:style-name="Strong_20_Emphasis"><text:span text:style-name="T43">→</text:span></text:span><text:span text:style-name="Strong_20_Emphasis"><text:span text:style-name="T44"> </text:span></text:span><text:span text:style-name="Strong_20_Emphasis"><text:span text:style-name="T74">Variable names are in mixed case with a lowercase first letter. If the name has multiple words, internal words start with capital letters. Variable names are nouns that succinctly convey as much information as possible about what the object is.</text:span></text:span><text:span text:style-name="Strong_20_Emphasis"><text:span text:style-name="T67">One-character variable names are not allowed</text:span></text:span><text:span text:style-name="Strong_20_Emphasis"><text:span text:style-name="T75"> </text:span></text:span></text:p>
      <text:p text:style-name="P65"><text:span text:style-name="Strong_20_Emphasis"><text:span text:style-name="T75">→ Constant should be capital letter.</text:span></text:span></text:p>
      <text:p text:style-name="P66"><text:span text:style-name="Strong_20_Emphasis"><text:span text:style-name="T75">Ex: </text:span></text:span><text:span text:style-name="Strong_20_Emphasis"><text:span text:style-name="T67">public String static final END_POINT=”http://localhost:8080/test” </text:span></text:span></text:p>
      <text:p text:style-name="P66"><text:span text:style-name="Strong_20_Emphasis"><text:span text:style-name="T67">→ </text:span></text:span><text:span text:style-name="Strong_20_Emphasis"><text:span text:style-name="T75">No instance or class variables may be public.</text:span></text:span><text:span text:style-name="Strong_20_Emphasis"><text:span text:style-name="T67"> </text:span></text:span></text:p>
      <text:p text:style-name="P66"><text:soft-page-break/><text:span text:style-name="Strong_20_Emphasis"><text:span text:style-name="T67">→  </text:span></text:span><text:span text:style-name="Strong_20_Emphasis"><text:span text:style-name="T75">Don't assign several variables to the same value in a single statement</text:span></text:span><text:span text:style-name="Strong_20_Emphasis"><text:span text:style-name="T67"> </text:span></text:span></text:p>
      <text:p text:style-name="P66"><text:span text:style-name="Strong_20_Emphasis"><text:span text:style-name="T67">→ </text:span></text:span><text:span text:style-name="Strong_20_Emphasis"><text:span text:style-name="T75">Put "catch" and "else" keywords on a separate line not following the preceding close brace</text:span></text:span><text:span text:style-name="Strong_20_Emphasis"><text:span text:style-name="T67"> </text:span></text:span></text:p>
      <text:p text:style-name="P66"><text:span text:style-name="Strong_20_Emphasis"><text:span text:style-name="T67">→ </text:span></text:span><text:span text:style-name="Strong_20_Emphasis"><text:span text:style-name="T68">N</text:span></text:span><text:span text:style-name="Strong_20_Emphasis"><text:span text:style-name="T77">ot a good practice to declare the same variable name in an inner block </text:span></text:span></text:p>
      <text:p text:style-name="P67"><text:span text:style-name="Strong_20_Emphasis"><text:span text:style-name="T78">→ Use Class reference to call a static method.</text:span></text:span></text:p>
      <text:p text:style-name="P68"><text:span text:style-name="Strong_20_Emphasis"><text:span text:style-name="T78">→ </text:span></text:span><text:span text:style-name="Strong_20_Emphasis"><text:span text:style-name="T82">Since enum fields are constants, java best practice is to write them in block letters and underscore for spaces. For example </text:span></text:span><text:span text:style-name="Strong_20_Emphasis"><text:span text:style-name="T83">EAST, WEST, EAST_DIRECTION</text:span></text:span><text:span text:style-name="Strong_20_Emphasis"><text:span text:style-name="T82"> etc.</text:span></text:span></text:p>
      <text:p text:style-name="P68"><text:span text:style-name="Strong_20_Emphasis"><text:span text:style-name="T79">→ </text:span></text:span><text:span text:style-name="Strong_20_Emphasis"><text:span text:style-name="T70">We can achieve Type Safety With ENUM.</text:span></text:span></text:p>
      <text:p text:style-name="P69"><text:span text:style-name="Strong_20_Emphasis"><text:span text:style-name="T80">Ex: </text:span></text:span></text:p>
      <text:p text:style-name="P72"><text:span text:style-name="Strong_20_Emphasis"><text:span text:style-name="T106">public</text:span></text:span><text:span text:style-name="T121"> </text:span><text:span text:style-name="T129">enum</text:span><text:span text:style-name="T121"> ThreadStates {</text:span></text:p>
      <text:p text:style-name="P47"/>
      <text:p text:style-name="P46"><text:span text:style-name="T121"><text:tab/></text:span><text:span text:style-name="T136">START</text:span><text:span text:style-name="T121">,</text:span></text:p>
      <text:p text:style-name="P46"><text:span text:style-name="T121"><text:tab/></text:span><text:span text:style-name="T136">RUNNING</text:span><text:span text:style-name="T121">,</text:span></text:p>
      <text:p text:style-name="P46"><text:span text:style-name="T121"><text:tab/></text:span><text:span text:style-name="T136">WAITING</text:span><text:span text:style-name="T121">,</text:span></text:p>
      <text:p text:style-name="P46"><text:span text:style-name="T121"><text:tab/></text:span><text:span text:style-name="T136">DEAD</text:span><text:span text:style-name="T121">;</text:span></text:p>
      <text:p text:style-name="P46"><text:span text:style-name="T121">}</text:span></text:p>
      <text:p text:style-name="P47"/>
      <text:p text:style-name="P46"><text:span text:style-name="T129">class</text:span><text:span text:style-name="T121"> ThreadStatesConstant {</text:span></text:p>
      <text:p text:style-name="P46"><text:span text:style-name="T121"><text:tab/></text:span><text:span text:style-name="T129">public</text:span><text:span text:style-name="T121"> </text:span><text:span text:style-name="T129">static</text:span><text:span text:style-name="T121"> </text:span><text:span text:style-name="T129">final</text:span><text:span text:style-name="T121"> </text:span><text:span text:style-name="T129">int</text:span><text:span text:style-name="T121"> </text:span><text:span text:style-name="T136">START</text:span><text:span text:style-name="T121"> = 1;</text:span></text:p>
      <text:p text:style-name="P46"><text:span text:style-name="T121"><text:tab/></text:span><text:span text:style-name="T129">public</text:span><text:span text:style-name="T121"> </text:span><text:span text:style-name="T129">static</text:span><text:span text:style-name="T121"> </text:span><text:span text:style-name="T129">final</text:span><text:span text:style-name="T121"> </text:span><text:span text:style-name="T129">int</text:span><text:span text:style-name="T121"> </text:span><text:span text:style-name="T136">WAITING</text:span><text:span text:style-name="T121"> = 2;</text:span></text:p>
      <text:p text:style-name="P46"><text:span text:style-name="T121"><text:tab/></text:span><text:span text:style-name="T129">public</text:span><text:span text:style-name="T121"> </text:span><text:span text:style-name="T129">static</text:span><text:span text:style-name="T121"> </text:span><text:span text:style-name="T129">final</text:span><text:span text:style-name="T121"> </text:span><text:span text:style-name="T129">int</text:span><text:span text:style-name="T121"> </text:span><text:span text:style-name="T136">RUNNING</text:span><text:span text:style-name="T121"> = 3;</text:span></text:p>
      <text:p text:style-name="P46"><text:span text:style-name="T121"><text:tab/></text:span><text:span text:style-name="T129">public</text:span><text:span text:style-name="T121"> </text:span><text:span text:style-name="T129">static</text:span><text:span text:style-name="T121"> </text:span><text:span text:style-name="T129">final</text:span><text:span text:style-name="T121"> </text:span><text:span text:style-name="T129">int</text:span><text:span text:style-name="T121"> </text:span><text:span text:style-name="T136">DEAD</text:span><text:span text:style-name="T121"> = 4;</text:span></text:p>
      <text:p text:style-name="P46"><text:span text:style-name="T121">}</text:span></text:p>
      <text:p text:style-name="P47"/>
      <text:p text:style-name="P47"/>
      <text:p text:style-name="P46"><text:span text:style-name="T129">class</text:span><text:span text:style-name="T121"> Sample{</text:span></text:p>
      <text:p text:style-name="P46"><text:span text:style-name="T121"><text:tab/></text:span></text:p>
      <text:p text:style-name="P46"><text:span text:style-name="T121"><text:tab/></text:span><text:span text:style-name="T129">public</text:span><text:span text:style-name="T121"> </text:span><text:span text:style-name="T129">static</text:span><text:span text:style-name="T121"> </text:span><text:span text:style-name="T129">void</text:span><text:span text:style-name="T121"> main(String[] </text:span><text:span text:style-name="T131">args</text:span><text:span text:style-name="T121">) {</text:span></text:p>
      <text:p text:style-name="P46"><text:span text:style-name="T121"><text:tab/><text:tab/></text:span><text:span text:style-name="T124">benefitsOfEnumOverConstants</text:span><text:span text:style-name="T121">();</text:span></text:p>
      <text:p text:style-name="P46"><text:span text:style-name="T121"><text:tab/>}</text:span></text:p>
      <text:p text:style-name="P46"><text:span text:style-name="T121"><text:tab/></text:span></text:p>
      <text:p text:style-name="P46"><text:span text:style-name="T121"><text:tab/></text:span></text:p>
      <text:p text:style-name="P46"><text:span text:style-name="T121"><text:tab/></text:span><text:span text:style-name="T129">private</text:span><text:span text:style-name="T121"> </text:span><text:span text:style-name="T129">static</text:span><text:span text:style-name="T121"> </text:span><text:span text:style-name="T129">void</text:span><text:span text:style-name="T121"> benefitsOfEnumOverConstants() {</text:span></text:p>
      <text:p text:style-name="P46"><text:span text:style-name="T121"><text:tab/><text:tab/></text:span><text:span text:style-name="T154">//</text:span><text:span text:style-name="T155">Enum</text:span><text:span text:style-name="T154"> values are fixed</text:span></text:p>
      <text:p text:style-name="P46"><text:soft-page-break/><text:span text:style-name="T121"><text:tab/><text:tab/></text:span><text:span text:style-name="T124">simpleEnumExample</text:span><text:span text:style-name="T121">(ThreadStates.</text:span><text:span text:style-name="T136">START</text:span><text:span text:style-name="T121">);</text:span></text:p>
      <text:p text:style-name="P46"><text:span text:style-name="T121"><text:tab/><text:tab/></text:span><text:span text:style-name="T124">simpleEnumExample</text:span><text:span text:style-name="T121">(ThreadStates.</text:span><text:span text:style-name="T136">WAITING</text:span><text:span text:style-name="T121">);</text:span></text:p>
      <text:p text:style-name="P46"><text:span text:style-name="T121"><text:tab/><text:tab/></text:span><text:span text:style-name="T124">simpleEnumExample</text:span><text:span text:style-name="T121">(ThreadStates.</text:span><text:span text:style-name="T136">RUNNING</text:span><text:span text:style-name="T121">);</text:span></text:p>
      <text:p text:style-name="P46"><text:span text:style-name="T121"><text:tab/><text:tab/></text:span><text:span text:style-name="T124">simpleEnumExample</text:span><text:span text:style-name="T121">(ThreadStates.</text:span><text:span text:style-name="T136">DEAD</text:span><text:span text:style-name="T121">);</text:span></text:p>
      <text:p text:style-name="P46"><text:span text:style-name="T121"><text:tab/><text:tab/></text:span><text:span text:style-name="T124">simpleEnumExample</text:span><text:span text:style-name="T121">(</text:span><text:span text:style-name="T129">null</text:span><text:span text:style-name="T121">);</text:span></text:p>
      <text:p text:style-name="P46"><text:span text:style-name="T121"><text:tab/><text:tab/><text:tab/></text:span></text:p>
      <text:p text:style-name="P46"><text:span text:style-name="T121"><text:tab/><text:tab/></text:span><text:span text:style-name="T124">simpleConstantsExample</text:span><text:span text:style-name="T121">(1);</text:span></text:p>
      <text:p text:style-name="P46"><text:span text:style-name="T121"><text:tab/><text:tab/></text:span><text:span text:style-name="T124">simpleConstantsExample</text:span><text:span text:style-name="T121">(2);</text:span></text:p>
      <text:p text:style-name="P46"><text:span text:style-name="T121"><text:tab/><text:tab/></text:span><text:span text:style-name="T124">simpleConstantsExample</text:span><text:span text:style-name="T121">(3);</text:span></text:p>
      <text:p text:style-name="P46"><text:span text:style-name="T121"><text:tab/><text:tab/></text:span><text:span text:style-name="T124">simpleConstantsExample</text:span><text:span text:style-name="T121">(4);</text:span></text:p>
      <text:p text:style-name="P46"><text:span text:style-name="T121"><text:tab/><text:tab/></text:span><text:span text:style-name="T154">//we can pass any </text:span><text:span text:style-name="T155">int</text:span><text:span text:style-name="T154"> constant</text:span></text:p>
      <text:p text:style-name="P46"><text:span text:style-name="T121"><text:tab/><text:tab/></text:span><text:span text:style-name="T124">simpleConstantsExample</text:span><text:span text:style-name="T121">(5);</text:span></text:p>
      <text:p text:style-name="P46"><text:span text:style-name="T121"><text:tab/>}</text:span></text:p>
      <text:p text:style-name="P47"/>
      <text:p text:style-name="P46"><text:span text:style-name="T121"><text:tab/></text:span><text:span text:style-name="T129">private</text:span><text:span text:style-name="T121"> </text:span><text:span text:style-name="T129">static</text:span><text:span text:style-name="T121"> </text:span><text:span text:style-name="T129">void</text:span><text:span text:style-name="T121"> simpleEnumExample(ThreadStates </text:span><text:span text:style-name="T131">th</text:span><text:span text:style-name="T121">) {</text:span></text:p>
      <text:p text:style-name="P46"><text:span text:style-name="T121"><text:tab/><text:tab/></text:span><text:span text:style-name="T129">if</text:span><text:span text:style-name="T121">(</text:span><text:span text:style-name="T131">th</text:span><text:span text:style-name="T121"> == ThreadStates.</text:span><text:span text:style-name="T136">START</text:span><text:span text:style-name="T121">) System.</text:span><text:span text:style-name="T136">out</text:span><text:span text:style-name="T121">.println(</text:span><text:span text:style-name="T138">"Thread started"</text:span><text:span text:style-name="T121">);</text:span></text:p>
      <text:p text:style-name="P46"><text:span text:style-name="T121"><text:tab/><text:tab/></text:span><text:span text:style-name="T129">else</text:span><text:span text:style-name="T121"> </text:span><text:span text:style-name="T129">if</text:span><text:span text:style-name="T121"> (</text:span><text:span text:style-name="T131">th</text:span><text:span text:style-name="T121"> == ThreadStates.</text:span><text:span text:style-name="T136">WAITING</text:span><text:span text:style-name="T121">) System.</text:span><text:span text:style-name="T136">out</text:span><text:span text:style-name="T121">.println(</text:span><text:span text:style-name="T138">"Thread is waiting"</text:span><text:span text:style-name="T121">);</text:span></text:p>
      <text:p text:style-name="P46"><text:span text:style-name="T121"><text:tab/><text:tab/></text:span><text:span text:style-name="T129">else</text:span><text:span text:style-name="T121"> </text:span><text:span text:style-name="T129">if</text:span><text:span text:style-name="T121"> (</text:span><text:span text:style-name="T131">th</text:span><text:span text:style-name="T121"> == ThreadStates.</text:span><text:span text:style-name="T136">RUNNING</text:span><text:span text:style-name="T121">) System.</text:span><text:span text:style-name="T136">out</text:span><text:span text:style-name="T121">.println(</text:span><text:span text:style-name="T138">"Thread is running"</text:span><text:span text:style-name="T121">);</text:span></text:p>
      <text:p text:style-name="P46"><text:span text:style-name="T121"><text:tab/><text:tab/></text:span><text:span text:style-name="T129">else</text:span><text:span text:style-name="T121"> System.</text:span><text:span text:style-name="T136">out</text:span><text:span text:style-name="T121">.println(</text:span><text:span text:style-name="T138">"Thread is dead"</text:span><text:span text:style-name="T121">);</text:span></text:p>
      <text:p text:style-name="P46"><text:span text:style-name="T121"><text:tab/>}</text:span></text:p>
      <text:p text:style-name="P46"><text:span text:style-name="T121"><text:tab/><text:tab/></text:span></text:p>
      <text:p text:style-name="P46"><text:span text:style-name="T121"><text:tab/></text:span><text:span text:style-name="T129">private</text:span><text:span text:style-name="T121"> </text:span><text:span text:style-name="T129">static</text:span><text:span text:style-name="T121"> </text:span><text:span text:style-name="T129">void</text:span><text:span text:style-name="T121"> simpleConstantsExample(</text:span><text:span text:style-name="T129">int</text:span><text:span text:style-name="T121"> </text:span><text:span text:style-name="T131">i</text:span><text:span text:style-name="T121">) {</text:span></text:p>
      <text:p text:style-name="P46"><text:span text:style-name="T121"><text:tab/><text:tab/></text:span><text:span text:style-name="T129">if</text:span><text:span text:style-name="T121">(</text:span><text:span text:style-name="T131">i</text:span><text:span text:style-name="T121"> == ThreadStatesConstant.</text:span><text:span text:style-name="T136">START</text:span><text:span text:style-name="T121">) System.</text:span><text:span text:style-name="T136">out</text:span><text:span text:style-name="T121">.println(</text:span><text:span text:style-name="T138">"Thread started"</text:span><text:span text:style-name="T121">);</text:span></text:p>
      <text:p text:style-name="P46"><text:span text:style-name="T121"><text:tab/><text:tab/></text:span><text:span text:style-name="T129">else</text:span><text:span text:style-name="T121"> </text:span><text:span text:style-name="T129">if</text:span><text:span text:style-name="T121"> (</text:span><text:span text:style-name="T131">i</text:span><text:span text:style-name="T121"> == ThreadStatesConstant.</text:span><text:span text:style-name="T136">WAITING</text:span><text:span text:style-name="T121">) System.</text:span><text:span text:style-name="T136">out</text:span><text:span text:style-name="T121">.println(</text:span><text:span text:style-name="T138">"Thread is waiting"</text:span><text:span text:style-name="T121">);</text:span></text:p>
      <text:p text:style-name="P46"><text:span text:style-name="T121"><text:tab/><text:tab/></text:span><text:span text:style-name="T129">else</text:span><text:span text:style-name="T121"> </text:span><text:span text:style-name="T129">if</text:span><text:span text:style-name="T121"> (</text:span><text:span text:style-name="T131">i</text:span><text:span text:style-name="T121"> == ThreadStatesConstant.</text:span><text:span text:style-name="T136">RUNNING</text:span><text:span text:style-name="T121">) System.</text:span><text:span text:style-name="T136">out</text:span><text:span text:style-name="T121">.println(</text:span><text:span text:style-name="T138">"Thread is running"</text:span><text:span text:style-name="T121">);</text:span></text:p>
      <text:p text:style-name="P46"><text:span text:style-name="T121"><text:tab/><text:tab/></text:span><text:span text:style-name="T129">else</text:span><text:span text:style-name="T121"> System.</text:span><text:span text:style-name="T136">out</text:span><text:span text:style-name="T121">.println(</text:span><text:span text:style-name="T138">"Thread is dead"</text:span><text:span text:style-name="T121">);</text:span></text:p>
      <text:p text:style-name="P46"><text:span text:style-name="T121"><text:tab/>}</text:span></text:p>
      <text:p text:style-name="P72"><text:span text:style-name="T121">}</text:span></text:p>
      <text:p text:style-name="P65"><text:span text:style-name="Strong_20_Emphasis"><text:span text:style-name="T75">→</text:span></text:span><text:span text:style-name="Strong_20_Emphasis"><text:span text:style-name="T76"> </text:span></text:span></text:p>
      <text:p text:style-name="P26"><text:span text:style-name="Strong_20_Emphasis"><text:span text:style-name="T25"/></text:span></text:p>
      <text:p text:style-name="P27"><text:span text:style-name="Strong_20_Emphasis"><text:span text:style-name="T25">a) <text:s/></text:span></text:span><text:span text:style-name="Strong_20_Emphasis"><text:span text:style-name="T29">If loop is creating String then use StringBuilder/StringBuffer instead of String and then converted to String.</text:span></text:span></text:p>
      <text:p text:style-name="P36"><text:span text:style-name="Strong_20_Emphasis"><text:span text:style-name="T65"><text:s text:c="11"/>String </text:span></text:span><text:span text:style-name="T135">str</text:span><text:span text:style-name="T121">=</text:span><text:span text:style-name="T138">""</text:span><text:span text:style-name="T121">; </text:span></text:p>
      <text:p text:style-name="P46"><text:soft-page-break/><text:span text:style-name="T121"><text:tab/><text:tab/></text:span><text:span text:style-name="T129">long</text:span><text:span text:style-name="T121"> </text:span><text:span text:style-name="T131">stringStartTime</text:span><text:span text:style-name="T121">=System.</text:span><text:span text:style-name="T124">currentTimeMillis</text:span><text:span text:style-name="T121">();</text:span></text:p>
      <text:p text:style-name="P46"><text:span text:style-name="T121"><text:tab/><text:tab/></text:span><text:span text:style-name="T129">for</text:span><text:span text:style-name="T121"> (</text:span><text:span text:style-name="T129">int</text:span><text:span text:style-name="T121"> </text:span><text:span text:style-name="T131">i</text:span><text:span text:style-name="T121"> = 0; </text:span><text:span text:style-name="T131">i</text:span><text:span text:style-name="T121"> &lt; 50000; </text:span><text:span text:style-name="T131">i</text:span><text:span text:style-name="T121">++) {</text:span></text:p>
      <text:p text:style-name="P46"><text:span text:style-name="T121"><text:tab/><text:tab/><text:tab/> </text:span><text:span text:style-name="T131">str</text:span><text:span text:style-name="T121"> +=</text:span><text:span text:style-name="T138">""</text:span><text:span text:style-name="T121">+</text:span><text:span text:style-name="T131">i</text:span><text:span text:style-name="T121">; </text:span></text:p>
      <text:p text:style-name="P70"><text:tab/><text:tab/>}</text:p>
      <text:p text:style-name="P46"><text:span text:style-name="T121"><text:tab/><text:tab/></text:span><text:span text:style-name="T129">long</text:span><text:span text:style-name="T121"> </text:span><text:span text:style-name="T131">stringEndTime</text:span><text:span text:style-name="T121">=System.</text:span><text:span text:style-name="T124">currentTimeMillis</text:span><text:span text:style-name="T121">();</text:span></text:p>
      <text:p text:style-name="P70"><text:tab/><text:tab/></text:p>
      <text:p text:style-name="P46"><text:span text:style-name="T121"><text:tab/><text:tab/>System.</text:span><text:span text:style-name="T136">out</text:span><text:span text:style-name="T121">.println(</text:span><text:span text:style-name="T138">"Time Taken By String <text:s/>::"</text:span><text:span text:style-name="T121">+(</text:span><text:span text:style-name="T131">stringEndTime</text:span><text:span text:style-name="T121">-</text:span><text:span text:style-name="T131">stringStartTime</text:span><text:span text:style-name="T121">));</text:span></text:p>
      <text:p text:style-name="P70"><text:tab/><text:tab/></text:p>
      <text:p text:style-name="P70"><text:tab/><text:tab/></text:p>
      <text:p text:style-name="P46"><text:span text:style-name="T121"><text:tab/><text:tab/>StringBuilder </text:span><text:span text:style-name="T131">str1</text:span><text:span text:style-name="T121">=</text:span><text:span text:style-name="T129">new</text:span><text:span text:style-name="T121"> StringBuilder(); </text:span></text:p>
      <text:p text:style-name="P46"><text:span text:style-name="T121"><text:tab/><text:tab/></text:span><text:span text:style-name="T129">long</text:span><text:span text:style-name="T121"> </text:span><text:span text:style-name="T131">stringBuilderStartTime</text:span><text:span text:style-name="T121">=System.</text:span><text:span text:style-name="T124">currentTimeMillis</text:span><text:span text:style-name="T121">();</text:span></text:p>
      <text:p text:style-name="P46"><text:span text:style-name="T121"><text:tab/><text:tab/></text:span><text:span text:style-name="T129">for</text:span><text:span text:style-name="T121"> (</text:span><text:span text:style-name="T129">int</text:span><text:span text:style-name="T121"> </text:span><text:span text:style-name="T131">i</text:span><text:span text:style-name="T121"> = 0; </text:span><text:span text:style-name="T131">i</text:span><text:span text:style-name="T121"> &lt; 50000; </text:span><text:span text:style-name="T131">i</text:span><text:span text:style-name="T121">++) {</text:span></text:p>
      <text:p text:style-name="P46"><text:span text:style-name="T121"><text:tab/><text:tab/><text:tab/></text:span><text:span text:style-name="T131">str1</text:span><text:span text:style-name="T121">.append(</text:span><text:span text:style-name="T131">i</text:span><text:span text:style-name="T121">);</text:span></text:p>
      <text:p text:style-name="P70"><text:tab/><text:tab/>}</text:p>
      <text:p text:style-name="P46"><text:span text:style-name="T121"><text:tab/><text:tab/></text:span><text:span text:style-name="T129">long</text:span><text:span text:style-name="T121"> </text:span><text:span text:style-name="T131">stringBuilderEndTime</text:span><text:span text:style-name="T121">=System.</text:span><text:span text:style-name="T124">currentTimeMillis</text:span><text:span text:style-name="T121">();</text:span></text:p>
      <text:p text:style-name="P70"><text:tab/><text:tab/></text:p>
      <text:p text:style-name="P46"><text:span text:style-name="T121"><text:tab/><text:tab/>System.</text:span><text:span text:style-name="T136">out</text:span><text:span text:style-name="T121">.println(</text:span><text:span text:style-name="T138">"Time Taken By StringBuilder <text:s/>::"</text:span><text:span text:style-name="T121">+(</text:span><text:span text:style-name="T131">stringBuilderEndTime</text:span><text:span text:style-name="T121">-</text:span><text:span text:style-name="T131">stringBuilderStartTime</text:span><text:span text:style-name="T121">));</text:span></text:p>
      <text:p text:style-name="P70"><text:tab/><text:tab/></text:p>
      <text:p text:style-name="P70"><text:tab/><text:tab/></text:p>
      <text:p text:style-name="P46"><text:span text:style-name="T121"><text:tab/><text:tab/>StringBuffer </text:span><text:span text:style-name="T133">str2</text:span><text:span text:style-name="T121">=</text:span><text:span text:style-name="T129">new</text:span><text:span text:style-name="T121"> StringBuffer(); </text:span></text:p>
      <text:p text:style-name="P46"><text:span text:style-name="T121"><text:tab/><text:tab/></text:span><text:span text:style-name="T129">long</text:span><text:span text:style-name="T121"> </text:span><text:span text:style-name="T131">stringBufferStartTime</text:span><text:span text:style-name="T121">=System.</text:span><text:span text:style-name="T124">currentTimeMillis</text:span><text:span text:style-name="T121">();</text:span></text:p>
      <text:p text:style-name="P46"><text:span text:style-name="T121"><text:tab/><text:tab/></text:span><text:span text:style-name="T129">for</text:span><text:span text:style-name="T121"> (</text:span><text:span text:style-name="T129">int</text:span><text:span text:style-name="T121"> </text:span><text:span text:style-name="T131">i</text:span><text:span text:style-name="T121"> = 0; </text:span><text:span text:style-name="T131">i</text:span><text:span text:style-name="T121"> &lt; 50000; </text:span><text:span text:style-name="T131">i</text:span><text:span text:style-name="T121">++) {</text:span></text:p>
      <text:p text:style-name="P46"><text:span text:style-name="T121"><text:tab/><text:tab/><text:tab/></text:span><text:span text:style-name="T134">str2</text:span><text:span text:style-name="T121">.append(</text:span><text:span text:style-name="T131">i</text:span><text:span text:style-name="T121">);</text:span></text:p>
      <text:p text:style-name="P70"><text:tab/><text:tab/>}</text:p>
      <text:p text:style-name="P46"><text:span text:style-name="T121"><text:tab/><text:tab/></text:span><text:span text:style-name="T129">long</text:span><text:span text:style-name="T121"> </text:span><text:span text:style-name="T131">stringBufferEndTime</text:span><text:span text:style-name="T121">=System.</text:span><text:span text:style-name="T124">currentTimeMillis</text:span><text:span text:style-name="T121">();</text:span></text:p>
      <text:p text:style-name="P70"><text:tab/><text:tab/></text:p>
      <text:p text:style-name="P36"><text:span text:style-name="T121"><text:tab/><text:tab/>System.</text:span><text:span text:style-name="T136">out</text:span><text:span text:style-name="T121">.println(</text:span><text:span text:style-name="T138">"Time Taken By StringBuilder <text:s/>::"</text:span><text:span text:style-name="T121">+(</text:span><text:span text:style-name="T131">stringBufferEndTime</text:span><text:span text:style-name="T121">-</text:span><text:span text:style-name="T131">stringBufferStartTime</text:span><text:span text:style-name="T121">));</text:span></text:p>
      <text:p text:style-name="P37"><text:span text:style-name="Strong_20_Emphasis"><text:span text:style-name="T33">Output:</text:span></text:span></text:p>
      <text:p text:style-name="P37"><text:span text:style-name="Strong_20_Emphasis"><text:span text:style-name="T66">Time Taken By String <text:s/>::5107</text:span></text:span></text:p>
      <text:p text:style-name="P70">Time Taken By StringBuilder <text:s/>::7</text:p>
      <text:p text:style-name="P71">Time Taken By StringBuilder <text:s/>::10</text:p>
      <text:p text:style-name="P27"><text:span text:style-name="Strong_20_Emphasis"><text:span text:style-name="T29"/></text:span></text:p>
      <text:p text:style-name="P27"><text:span text:style-name="Strong_20_Emphasis"><text:span text:style-name="T25">b) </text:span></text:span><text:span text:style-name="Strong_20_Emphasis"><text:span text:style-name="T26">Use </text:span></text:span><text:span text:style-name="Strong_20_Emphasis"><text:span text:style-name="T37">String literal</text:span></text:span><text:span text:style-name="Strong_20_Emphasis"><text:span text:style-name="T26"> instead of </text:span></text:span><text:span text:style-name="Strong_20_Emphasis"><text:span text:style-name="T37">new String(“aaa”) </text:span></text:span><text:span text:style-name="Strong_20_Emphasis"><text:span text:style-name="T26"><text:s/>because constructor based string will create new string object </text:span></text:span><text:span text:style-name="Strong_20_Emphasis"><text:span text:style-name="T37">Heap Memory </text:span></text:span><text:span text:style-name="Strong_20_Emphasis"><text:span text:style-name="T26">but string literal will create inside a SCP(String constant pool) which will res</text:span></text:span><text:span text:style-name="Strong_20_Emphasis"><text:span text:style-name="T27">use by JVM.</text:span></text:span></text:p>
      <text:p text:style-name="P28"><text:soft-page-break/><text:span text:style-name="Strong_20_Emphasis"><text:span text:style-name="T27">c) </text:span></text:span><text:span text:style-name="Strong_20_Emphasis"><text:span text:style-name="T38">Concatenation:</text:span></text:span></text:p>
      <text:p text:style-name="P28"><text:span text:style-name="Strong_20_Emphasis"><text:span text:style-name="T27">We can make concatenation in four ways:</text:span></text:span></text:p>
      <text:p text:style-name="P34"><text:span text:style-name="Strong_20_Emphasis"><text:span text:style-name="T19">Advantage and Disadvantage of those defined in the down.</text:span></text:span></text:p>
      <text:p text:style-name="P28"><text:span text:style-name="Strong_20_Emphasis"><text:span text:style-name="T27">I) </text:span></text:span><text:span text:style-name="Strong_20_Emphasis"><text:span text:style-name="T31">+ Operator</text:span></text:span><text:span text:style-name="Strong_20_Emphasis"><text:span text:style-name="T27"> :</text:span></text:span></text:p>
      <text:p text:style-name="P28"><text:span text:style-name="Strong_20_Emphasis"><text:span text:style-name="T27">ex: “abc”+”def”=”abcdef” </text:span></text:span></text:p>
      <text:p text:style-name="P28"><text:span text:style-name="Strong_20_Emphasis"><text:span text:style-name="T98">Advantage</text:span></text:span><text:span text:style-name="Strong_20_Emphasis"><text:span text:style-name="T27">: </text:span></text:span><text:span text:style-name="Strong_20_Emphasis"><text:span text:style-name="T87">Most important thing to remember about doing String concatenation is that it doesn't modify any String object and always create a new String object</text:span></text:span><text:span text:style-name="Strong_20_Emphasis"><text:span text:style-name="T27"> </text:span></text:span><text:span text:style-name="Strong_20_Emphasis"><text:span text:style-name="T87">If you use literal or if the object is already exists in pool, then it may return object from String pool but otherwise it will result in a new String object. </text:span></text:span><text:span text:style-name="Strong_20_Emphasis"><text:span text:style-name="T27"> </text:span></text:span></text:p>
      <text:p text:style-name="P28"><text:span text:style-name="Strong_20_Emphasis"><text:span text:style-name="T38">Dis-Advantage: </text:span></text:span><text:span text:style-name="Strong_20_Emphasis"><text:span text:style-name="T91">Never use this method while concatenating String in loop, it will result in lots of small String garbage</text:span></text:span><text:span text:style-name="Strong_20_Emphasis"><text:span text:style-name="T38"> </text:span></text:span></text:p>
      <text:p text:style-name="P29"><text:span text:style-name="Strong_20_Emphasis"><text:span text:style-name="T28">II) </text:span></text:span><text:span text:style-name="Strong_20_Emphasis"><text:span text:style-name="T32">Concatenation String using StringBuffer and String Builder:</text:span></text:span></text:p>
      <text:p text:style-name="P38"><text:span text:style-name="Strong_20_Emphasis"><text:span text:style-name="T92">String result = new StringBuilder(14).append(firstname).append(" ").append(lastname);</text:span></text:span></text:p>
      <text:p text:style-name="P38"><text:span text:style-name="Strong_20_Emphasis"><text:span text:style-name="T99">Advantage</text:span></text:span><text:span text:style-name="Strong_20_Emphasis"><text:span text:style-name="T93">: This is right way to join multiple String in Java. Why? because it represent a mutable String and when you concatenate multiple small String, it won't generate temporary intermediate String object. This result in lot of memory saving and reduce garbage collection time. By the way, you should always use StringBuilder instead of StringBuffer because it provides the same functionality but without any synchronization overhead, which means faster operation </text:span></text:span></text:p>
      <text:p text:style-name="P38"><text:span text:style-name="Strong_20_Emphasis"><text:span text:style-name="T99">Dis-Advantages: </text:span></text:span><text:span text:style-name="Strong_20_Emphasis"><text:span text:style-name="T93">We need to intailize </text:span></text:span><text:span text:style-name="Strong_20_Emphasis"><text:span text:style-name="T94">StringBuilder With required capacity which is equal number of chracter in final string. This will save memory by utilizing object properly and CPU time spent during resizing StringBuilder.</text:span></text:span></text:p>
      <text:p text:style-name="P39"><text:span text:style-name="Strong_20_Emphasis"><text:span text:style-name="T95">III) String concatenation </text:span></text:span><text:span text:style-name="Strong_20_Emphasis"><text:span text:style-name="T100">(string.concat()) :</text:span></text:span></text:p>
      <text:p text:style-name="P42"><text:span text:style-name="Strong_20_Emphasis"><text:span text:style-name="T101">Advantage: </text:span></text:span><text:span text:style-name="Strong_20_Emphasis"><text:span text:style-name="T88">String concat method is same as + operator expect if we pass empty string for concatenation it won’t create a new string.</text:span></text:span></text:p>
      <text:p text:style-name="P42"><text:span text:style-name="Strong_20_Emphasis"><text:span text:style-name="T88">Ex: String str= str1.concat(“”); <text:s/>// Here it won’t create a new string as we passed empty</text:span></text:span></text:p>
      <text:p text:style-name="P40"><text:soft-page-break/><text:span text:style-name="Strong_20_Emphasis"><text:span text:style-name="T101">Disadvantage: </text:span></text:span><text:span text:style-name="Strong_20_Emphasis"><text:span text:style-name="T88"><text:s/>In runtime if we pass <text:s/>null to concat method or with refrence of null if we call we will get </text:span></text:span><text:span text:style-name="Strong_20_Emphasis"><text:span text:style-name="T101">NullPointerException</text:span></text:span><text:span text:style-name="Strong_20_Emphasis"><text:span text:style-name="T88"> <text:s/></text:span></text:span></text:p>
      <text:p text:style-name="P41"><text:span text:style-name="Strong_20_Emphasis"><text:span text:style-name="T89">Ex: str1.concat(null); //Thorw NullPointerException</text:span></text:span></text:p>
      <text:p text:style-name="P41"><text:span text:style-name="Strong_20_Emphasis">CheckLis</text:span><text:span text:style-name="Strong_20_Emphasis"><text:span text:style-name="T96">t</text:span></text:span><text:span text:style-name="Strong_20_Emphasis"><text:span text:style-name="T89">: </text:span></text:span></text:p>
      <text:p text:style-name="P30"><text:span text:style-name="Strong_20_Emphasis"><text:span text:style-name="T89">→ Don't use  + operator and string concat method for String concatenation in loop.</text:span></text:span></text:p>
      <text:p text:style-name="P30"><text:span text:style-name="Strong_20_Emphasis"><text:span text:style-name="T89">→ Always use StringBuilder for concatenation of multiple String.</text:span></text:span></text:p>
      <text:p text:style-name="P30"><text:span text:style-name="Strong_20_Emphasis"><text:span text:style-name="T89">→ Always initialize StringBuilder with proper capacity.</text:span></text:span></text:p>
      <text:p text:style-name="P31"><text:span text:style-name="Strong_20_Emphasis"><text:span text:style-name="T89">→ If you don’t know the string at runtime then plz don’t use String concat <text:s/>method. </text:span></text:span><text:span text:style-name="Strong_20_Emphasis"><text:span text:style-name="T90">Instead use Stribuilder/StringBuffer append method.</text:span></text:span></text:p>
      <text:p text:style-name="P31"><text:span text:style-name="Strong_20_Emphasis"><text:span text:style-name="T103">Performance: </text:span></text:span><text:span text:style-name="Strong_20_Emphasis"><text:span text:style-name="T97">Concat() is consider better than + operator because concat() returns a new String object only when length of its arguments is &gt; 0. </text:span></text:span></text:p>
      <text:p text:style-name="P31"><text:span text:style-name="Strong_20_Emphasis"><text:span text:style-name="T51">d) <text:s/>Until not required don’t create an object.</text:span></text:span></text:p>
      <text:p text:style-name="P31"><text:span text:style-name="Strong_20_Emphasis"><text:span text:style-name="T104">Ex: </text:span></text:span><text:span text:style-name="Strong_20_Emphasis"><text:span text:style-name="T50">public class Employees {</text:span></text:span></text:p>
      <text:p text:style-name="P50"/>
      <text:p text:style-name="P48"><text:s text:c="8"/><text:span text:style-name="T113">private List Employees;</text:span></text:p>
      <text:p text:style-name="P52"/>
      <text:p text:style-name="P49"><text:s text:c="8"/><text:span text:style-name="T111">public List getEmployees() {</text:span></text:p>
      <text:p text:style-name="P52"/>
      <text:p text:style-name="P49"><text:s text:c="16"/><text:span text:style-name="T111">//initialize only when required</text:span></text:p>
      <text:p text:style-name="P49"><text:s text:c="16"/><text:span text:style-name="T111">if(null == Employees) {</text:span></text:p>
      <text:p text:style-name="P49"><text:s text:c="24"/><text:span text:style-name="T111">Employees = new ArrayList();</text:span></text:p>
      <text:p text:style-name="P49"><text:s text:c="16"/><text:span text:style-name="T111">}</text:span></text:p>
      <text:p text:style-name="P49"><text:s text:c="16"/><text:span text:style-name="T111">return Employees;</text:span></text:p>
      <text:p text:style-name="P49"><text:s text:c="8"/><text:span text:style-name="T111">}</text:span></text:p>
      <text:p text:style-name="P83"/>
      <text:p text:style-name="P84">e) Overloading :</text:p>
      <text:p text:style-name="P84"/>
      <text:p text:style-name="P84">Don’t try to create multiple overloaded method with same type of argumnent.</text:p>
      <text:p text:style-name="P84"/>
      <text:p text:style-name="P51"><text:span text:style-name="T52">Ex: </text:span><text:span text:style-name="T123"><text:tab/></text:span><text:span text:style-name="T129">public</text:span><text:span text:style-name="T121"> </text:span><text:span text:style-name="T129">static</text:span><text:span text:style-name="T121"> </text:span><text:span text:style-name="T129">void</text:span><text:span text:style-name="T121"> test(Student </text:span><text:span text:style-name="T131">str</text:span><text:span text:style-name="T121">) {</text:span></text:p>
      <text:p text:style-name="P46"><text:span text:style-name="T121"><text:tab/><text:tab/>System.</text:span><text:span text:style-name="T136">out</text:span><text:span text:style-name="T121">.println(</text:span><text:span text:style-name="T138">"Inside Student"</text:span><text:span text:style-name="T121">);</text:span></text:p>
      <text:p text:style-name="P70"><text:tab/>}</text:p>
      <text:p text:style-name="P47"/>
      <text:p text:style-name="P46"><text:span text:style-name="T121"><text:tab/></text:span><text:span text:style-name="T129">public</text:span><text:span text:style-name="T121"> </text:span><text:span text:style-name="T129">static</text:span><text:span text:style-name="T121"> </text:span><text:span text:style-name="T129">void</text:span><text:span text:style-name="T121"> test(Object </text:span><text:span text:style-name="T131">str</text:span><text:span text:style-name="T121">) {</text:span></text:p>
      <text:p text:style-name="P46"><text:span text:style-name="T121"><text:tab/><text:tab/>System.</text:span><text:span text:style-name="T136">out</text:span><text:span text:style-name="T121">.println(</text:span><text:span text:style-name="T138">"Inside Object"</text:span><text:span text:style-name="T121">);</text:span></text:p>
      <text:p text:style-name="P70"><text:tab/>}</text:p>
      <text:p text:style-name="P47"><text:soft-page-break/></text:p>
      <text:p text:style-name="P46"><text:span text:style-name="T121"><text:tab/></text:span><text:span text:style-name="T129">public</text:span><text:span text:style-name="T121"> </text:span><text:span text:style-name="T129">static</text:span><text:span text:style-name="T121"> </text:span><text:span text:style-name="T129">void</text:span><text:span text:style-name="T121"> test(String </text:span><text:span text:style-name="T131">str</text:span><text:span text:style-name="T121">) {</text:span></text:p>
      <text:p text:style-name="P46"><text:span text:style-name="T121"><text:tab/><text:tab/>System.</text:span><text:span text:style-name="T136">out</text:span><text:span text:style-name="T121">.println(</text:span><text:span text:style-name="T138">"Inside String"</text:span><text:span text:style-name="T121">);</text:span></text:p>
      <text:p text:style-name="P74"><text:tab/>}</text:p>
      <text:p text:style-name="P8"/>
      <text:p text:style-name="P8">Whenever we will call test method by passing null at the <text:span text:style-name="T153">compiletime</text:span> will get </text:p>
      <text:p text:style-name="P9">The method test(Student) is ambiguous for the type StringTest ecompile time error.</text:p>
      <text:p text:style-name="P11"/>
      <text:p text:style-name="P10"><text:span text:style-name="T126">f)</text:span> <text:span text:style-name="T126">finally Block: </text:span></text:p>
      <text:p text:style-name="P76"><text:s text:c="2"/></text:p>
      <text:p text:style-name="P79">Don’t return anything from finally block finally block should be for resource cleaning purpose.</text:p>
      <text:p text:style-name="P77"/>
      <text:p text:style-name="P12"><text:span text:style-name="T127">g</text:span><text:span text:style-name="T120">) </text:span><text:span text:style-name="T128">We need to understand difference between single quote and double quote while printing.</text:span></text:p>
      <text:p text:style-name="P78"/>
      <text:p text:style-name="P85"><text:s text:c="6"/>public static void main(String args[]) {</text:p>
      <text:p text:style-name="P48"><text:s text:c="11"/><text:span text:style-name="T112">System.out.print("H" + "a");</text:span></text:p>
      <text:p text:style-name="P48"><text:s text:c="11"/><text:span text:style-name="T112">System.out.print('H' + 'a');</text:span></text:p>
      <text:p text:style-name="P54"><text:s text:c="7"/><text:span text:style-name="T112">}</text:span></text:p>
      <text:p text:style-name="P54"><text:span text:style-name="T115">From the code, it would seem return “HaHa” is returned, but it actually returns Ha169. The reason is that if double quotes are used, the characters are treated as a string but in case of single quotes, the char -valued operands ( ‘H’ and ‘a’ ) to int values through a process known as widening primitive conversion. After integer conversion, the numbers are added and return 169.</text:span><text:span text:style-name="T112"> </text:span></text:p>
      <text:p text:style-name="P55"><text:span text:style-name="T114">h) </text:span><text:span text:style-name="T116"> </text:span><text:span text:style-name="T145">Choice between Float and Double</text:span></text:p>
      <text:p text:style-name="P59"><text:span text:style-name="T141">F</text:span><text:span text:style-name="T140">loat → 4 Bytes → up to 7 precision</text:span></text:p>
      <text:p text:style-name="P86">Double → 8 Bytes → up to 15 precision</text:p>
      <text:p text:style-name="P89">Better to use Double in the case of precision.</text:p>
      <text:p text:style-name="P58"><text:span text:style-name="T144">I) </text:span><text:span text:style-name="T146">ENUM is the better choice compare to normal class to make Singelton</text:span></text:p>
      <text:p text:style-name="P90">Advantages With ENUM:</text:p>
      <text:p text:style-name="P87">a) ENUM is by default Thread Safe</text:p>
      <text:p text:style-name="P87">b) ENUM is by default Serlizable</text:p>
      <text:p text:style-name="P87">c) ENUM is not cloneable</text:p>
      <text:p text:style-name="P60"><text:span text:style-name="T144">J) Create a constant inside Interface as varible inside interface is implicitly </text:span><text:span text:style-name="T148">public static final</text:span></text:p>
      <text:p text:style-name="P90"><text:soft-page-break/>K) Use Java 8 Default Method to write common implementation for multiple implementation.</text:p>
      <text:p text:style-name="P90">Advantage Of Using Default Method:</text:p>
      <text:p text:style-name="P56"><text:span text:style-name="T149">a)</text:span><text:span text:style-name="T142"> </text:span><text:span text:style-name="T147">Java interface default methods will help us in extending interfaces without having the fear of breaking implementation classes.</text:span></text:p>
      <text:p text:style-name="P56"><text:span text:style-name="T151">b) </text:span><text:span text:style-name="T147">Java interface default methods has bridge down the differences between interfaces and abstract classes.</text:span></text:p>
      <text:p text:style-name="P56"><text:span text:style-name="T151">c) </text:span><text:span text:style-name="T147">Java 8 interface default methods will help us in avoiding utility classes, such as all the Collections class method can be provided in the interfaces itself.</text:span></text:p>
      <text:p text:style-name="P56"><text:span text:style-name="T151">d) </text:span><text:span text:style-name="T147">Java interface default methods will help us in removing base implementation classes, we can provide default implementation and the implementation classes can chose which one to override.</text:span></text:p>
      <text:p text:style-name="P90">L) Use Java 8 Static Method to Intialize the DB Connection/Intialize the Spring Templates.</text:p>
      <text:p text:style-name="P90">Advantages Of Using Static Method Inside Interface:</text:p>
      <text:p text:style-name="P57"><text:span text:style-name="T150">a)</text:span><text:span text:style-name="T143"> </text:span><text:span text:style-name="T147">Java interface static method is part of interface, we can’t use it for implementation class objects.</text:span></text:p>
      <text:p text:style-name="P57"><text:span text:style-name="T152">b) </text:span><text:span text:style-name="T147">Java interface static methods are good for providing utility methods, for example null check, collection sorting etc.</text:span></text:p>
      <text:p text:style-name="P57"><text:span text:style-name="T152">c) </text:span><text:span text:style-name="T147">Java interface static method helps us in providing security by not allowing implementation classes to override them.</text:span></text:p>
      <text:p text:style-name="P57"><text:span text:style-name="T147"/></text:p>
      <text:p text:style-name="P91">M) Choosing Collection Type:</text:p>
      <text:p text:style-name="P61"><text:span text:style-name="T54">a) </text:span><text:span text:style-name="Strong_20_Emphasis"><text:span text:style-name="T55">Always </text:span></text:span><text:span text:style-name="Strong_20_Emphasis"><text:span text:style-name="T56">use</text:span></text:span><text:span text:style-name="Strong_20_Emphasis"><text:span text:style-name="T55"> interface type when declaring a collection</text:span></text:span></text:p>
      <text:p text:style-name="P62"><text:span text:style-name="Strong_20_Emphasis"><text:span text:style-name="T57">ex: </text:span></text:span><text:span text:style-name="Strong_20_Emphasis"><text:span text:style-name="Source_20_Text"><text:span text:style-name="T64">List&lt;String&gt; listNames = </text:span></text:span></text:span><text:span text:style-name="Strong_20_Emphasis"><text:span text:style-name="Source_20_Text"><text:span text:style-name="T105">new</text:span></text:span></text:span><text:span text:style-name="Strong_20_Emphasis"><text:span text:style-name="T102"> </text:span></text:span><text:span text:style-name="Strong_20_Emphasis"><text:span text:style-name="Source_20_Text"><text:span text:style-name="T64">ArrayList&lt;String&gt;(); </text:span></text:span></text:span><text:span text:style-name="Strong_20_Emphasis"><text:span text:style-name="T53"> </text:span></text:span></text:p>
      <text:p text:style-name="P62"><text:span text:style-name="Strong_20_Emphasis"><text:span text:style-name="T58">b) Specify initial capacity of collection if possible</text:span></text:span></text:p>
      <text:p text:style-name="P62"><text:span text:style-name="Strong_20_Emphasis"><text:span text:style-name="T58">c) Prefer isEmpty() instead of size()</text:span></text:span></text:p>
      <text:p text:style-name="P62"><text:span text:style-name="Strong_20_Emphasis"><text:span text:style-name="T58">ex: </text:span></text:span></text:p>
      <text:p text:style-name="P62"><text:span text:style-name="Strong_20_Emphasis"><text:s text:c="2"/></text:span><text:span text:style-name="Strong_20_Emphasis"><text:span text:style-name="T59"><text:s/>if (listStudents.size() &gt; 0) {</text:span></text:span></text:p>
      <text:p text:style-name="P43"><text:soft-page-break/><text:span text:style-name="Strong_20_Emphasis"><text:span text:style-name="T60"><text:s text:c="4"/>}</text:span></text:span></text:p>
      <text:p text:style-name="P43"><text:span text:style-name="Strong_20_Emphasis"><text:span text:style-name="T60"><text:s text:c="3"/></text:span></text:span></text:p>
      <text:p text:style-name="P43"><text:span text:style-name="Strong_20_Emphasis"><text:span text:style-name="T60"><text:s text:c="4"/>if (!listStudents.isEmpty()) {</text:span></text:span></text:p>
      <text:p text:style-name="P43"><text:span text:style-name="Strong_20_Emphasis"><text:span text:style-name="T60">    </text:span></text:span></text:p>
      <text:p text:style-name="P43"><text:span text:style-name="Strong_20_Emphasis"><text:span text:style-name="T60"><text:s text:c="4"/>}</text:span></text:span></text:p>
      <text:p text:style-name="P43"><text:span text:style-name="Strong_20_Emphasis"><text:span text:style-name="T60"/></text:span></text:p>
      <text:p text:style-name="P44"><text:span text:style-name="Strong_20_Emphasis"><text:span text:style-name="T61">d) Override equals() and hashCode() method properly.</text:span></text:span></text:p>
      <text:p text:style-name="P43"><text:span text:style-name="Strong_20_Emphasis"><text:span text:style-name="T60"/></text:span></text:p>
      <text:p text:style-name="P45"><text:span text:style-name="Strong_20_Emphasis"><text:span text:style-name="T62">e) Try to return empty collection instead of null.</text:span></text:span></text:p>
      <text:p text:style-name="P45"><text:span text:style-name="Strong_20_Emphasis"><text:span text:style-name="T63"/></text:span></text:p>
      <text:p text:style-name="P45"><text:span text:style-name="Strong_20_Emphasis"><text:span text:style-name="T62"/></text:span></text:p>
      <text:p text:style-name="P45"><text:span text:style-name="Strong_20_Emphasis"><text:span text:style-name="T62"/></text:span></text:p>
      <text:p text:style-name="P62"><text:span text:style-name="Strong_20_Emphasis"><text:span text:style-name="T58"/></text:span></text:p>
      <text:p text:style-name="P88"><text:s/></text:p>
      <text:p text:style-name="P91"/>
      <text:p text:style-name="P90"/>
      <text:p text:style-name="P90"/>
      <text:p text:style-name="P90"/>
      <text:p text:style-name="P90"/>
      <text:p text:style-name="P92"/>
      <text:p text:style-name="P93"/>
      <text:p text:style-name="P78"><text:s/></text:p>
      <text:p text:style-name="P8"/>
      <text:p text:style-name="P9"/>
      <text:p text:style-name="P80"/>
      <text:p text:style-name="P53"/>
      <text:p text:style-name="P31"><text:span text:style-name="Strong_20_Emphasis"><text:span text:style-name="T104"/></text:span></text:p>
      <text:p text:style-name="P39"><text:span text:style-name="Strong_20_Emphasis"><text:span text:style-name="T95"><text:s/></text:span></text:span></text:p>
      <text:p text:style-name="P29"><text:span text:style-name="Strong_20_Emphasis"><text:span text:style-name="T39"/></text:span></text:p>
      <text:p text:style-name="P25"><text:span text:style-name="Strong_20_Emphasis"><text:span text:style-name="T23"/></text:span></text:p>
      <text:p text:style-name="P21"/>
      <text:p text:style-name="P24"><text:soft-page-break/><text:span text:style-name="Strong_20_Emphasis"><text:span text:style-name="T16"/></text:span></text:p>
      <text:p text:style-name="P19"><text:span text:style-name="Strong_20_Emphasis"><text:span text:style-name="T110"/></text:span></text:p>
      <text:p text:style-name="P18"/>
      <text:p text:style-name="P18"/>
      <text:p text:style-name="P15"/>
      <text:p text:style-name="P23"><text:span text:style-name="Strong_20_Emphasis"><text:span text:style-name="T49"/></text:span></text:p>
      <text:p text:style-name="P17"/>
      <text:p text:style-name="P15"/>
      <text:p text:style-name="P6"/>
      <text:p text:style-name="P6"/>
      <text:p text:style-name="P6"/>
      <text:p text:style-name="P3"/>
      <text:p text:style-name="P3"><text:s text:c="5"/></text:p>
      <text:p text:style-name="P5"/>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nsolas3" svg:font-family="Consolas"/>
    <style:font-face style:name="Consolas1" svg:font-family="Consolas, 'Bitstream Vera Sans Mono', 'Courier New', Courier, monospace"/>
    <style:font-face style:name="Consolas2" svg:font-family="Consolas, 'liberation mono', Menlo, Courier, monospace"/>
    <style:font-face style:name="Mangal1" svg:font-family="Mangal"/>
    <style:font-face style:name="Raleway" svg:font-family="Raleway, sans-serif"/>
    <style:font-face style:name="Tahoma" svg:font-family="Tahoma, Arial, Verdana, sans-serif"/>
    <style:font-face style:name="Times New Roman" svg:font-family="'Times New Roman'"/>
    <style:font-face style:name="apple-system" svg:font-family="apple-system, BlinkMacSystemFont, 'segoe ui', Roboto, 'helvetica neue', Arial, sans-serif, 'apple color emoji', 'segoe ui emoji', 'segoe ui symbol'"/>
    <style:font-face style:name="inherit" svg:font-family="inherit"/>
    <style:font-face style:name="roboto" svg:font-family="roboto, sans-serif"/>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15:25:24.146000000</meta:creation-date>
    <dc:date>2018-06-28T18:47:38.574000000</dc:date>
    <meta:editing-duration>P1DT8H52M56S</meta:editing-duration>
    <meta:editing-cycles>44</meta:editing-cycles>
    <meta:generator>LibreOffice/5.4.4.2$Windows_X86_64 LibreOffice_project/2524958677847fb3bb44820e40380acbe820f960</meta:generator>
    <meta:document-statistic meta:table-count="0" meta:image-count="0" meta:object-count="0" meta:page-count="12" meta:paragraph-count="218" meta:word-count="2062" meta:character-count="14141" meta:non-whitespace-character-count="11870"/>
  </office:meta>
</office:document-meta>
</file>